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0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sort" table:style-name="ta1">
        <table:shapes>
          <draw:frame draw:z-index="0" draw:style-name="gr1" draw:text-style-name="P1" svg:width="159.97mm" svg:height="90.05mm" svg:x="156.39mm" svg:y="81.55mm">
            <loext:p draw:notify-on-update-of-ranges="Insertsort.B32:Insertsort.B32 Insertsort.B33:Insertsort.B36 Insertsort.C32:Insertsort.C32 Insertsort.C33:Insertsort.C36 Insertsort.D32:Insertsort.D32 Insertsort.D33:Insertsort.D36 Insertsort.E32:Insertsort.E32 Insertsort.E33:Insertsort.E36 Insertsort.F32:Insertsort.F32 Insertsort.F33:Insertsort.F3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00089116" calcext:value-type="float">
            <text:p>8,9116E-05</text:p>
          </table:table-cell>
          <table:table-cell table:style-name="ce3" office:value-type="float" office:value="0.00006839" calcext:value-type="float">
            <text:p>6,84E-05</text:p>
          </table:table-cell>
          <table:table-cell office:value-type="float" office:value="0.000068411" calcext:value-type="float">
            <text:p>6,8411E-05</text:p>
          </table:table-cell>
          <table:table-cell table:formula="of:=MEDIAN([.C4];[.D4];[.E4])*100" office:value-type="float" office:value="0.0068411" calcext:value-type="float">
            <text:p>0,0068411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00121356" calcext:value-type="float">
            <text:p>0,000121356</text:p>
          </table:table-cell>
          <table:table-cell office:value-type="float" office:value="0.000114006" calcext:value-type="float">
            <text:p>0,000114006</text:p>
          </table:table-cell>
          <table:table-cell office:value-type="float" office:value="0.000115146" calcext:value-type="float">
            <text:p>0,000115146</text:p>
          </table:table-cell>
          <table:table-cell table:formula="of:=MEDIAN([.C5];[.D5];[.E5])*100" office:value-type="float" office:value="0.0115146" calcext:value-type="float">
            <text:p>0,011514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0002053" calcext:value-type="float">
            <text:p>0,0002053</text:p>
          </table:table-cell>
          <table:table-cell office:value-type="float" office:value="0.000203703" calcext:value-type="float">
            <text:p>0,000203703</text:p>
          </table:table-cell>
          <table:table-cell office:value-type="float" office:value="0.000204647" calcext:value-type="float">
            <text:p>0,000204647</text:p>
          </table:table-cell>
          <table:table-cell table:formula="of:=MEDIAN([.C6];[.D6];[.E6])*100" office:value-type="float" office:value="0.0204647" calcext:value-type="float">
            <text:p>0,020464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0.000904761" calcext:value-type="float">
            <text:p>0,000904761</text:p>
          </table:table-cell>
          <table:table-cell office:value-type="float" office:value="0.000909742" calcext:value-type="float">
            <text:p>0,000909742</text:p>
          </table:table-cell>
          <table:table-cell office:value-type="float" office:value="0.000913881" calcext:value-type="float">
            <text:p>0,000913881</text:p>
          </table:table-cell>
          <table:table-cell table:formula="of:=MEDIAN([.C7];[.D7];[.E7])*100" office:value-type="float" office:value="0.0909742" calcext:value-type="float">
            <text:p>0,090974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08999867" calcext:value-type="float">
            <text:p>0,008999867</text:p>
          </table:table-cell>
          <table:table-cell office:value-type="float" office:value="0.009675252" calcext:value-type="float">
            <text:p>0,009675252</text:p>
          </table:table-cell>
          <table:table-cell office:value-type="float" office:value="0.008873616" calcext:value-type="float">
            <text:p>0,008873616</text:p>
          </table:table-cell>
          <table:table-cell table:formula="of:=MEDIAN([.C11];[.D11];[.E11])*100" office:value-type="float" office:value="0.8999867" calcext:value-type="float">
            <text:p>0,899986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3546846" calcext:value-type="float">
            <text:p>0,03546846</text:p>
          </table:table-cell>
          <table:table-cell office:value-type="float" office:value="0.035430526" calcext:value-type="float">
            <text:p>0,035430526</text:p>
          </table:table-cell>
          <table:table-cell office:value-type="float" office:value="0.035086059" calcext:value-type="float">
            <text:p>0,035086059</text:p>
          </table:table-cell>
          <table:table-cell table:formula="of:=MEDIAN([.C12];[.D12];[.E12])*100" office:value-type="float" office:value="3.5430526" calcext:value-type="float">
            <text:p>3,543052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141072156" calcext:value-type="float">
            <text:p>0,141072156</text:p>
          </table:table-cell>
          <table:table-cell office:value-type="float" office:value="0.140197225" calcext:value-type="float">
            <text:p>0,140197225</text:p>
          </table:table-cell>
          <table:table-cell office:value-type="float" office:value="0.14842128" calcext:value-type="float">
            <text:p>0,14842128</text:p>
          </table:table-cell>
          <table:table-cell table:formula="of:=MEDIAN([.C13];[.D13];[.E13])*100" office:value-type="float" office:value="14.1072156" calcext:value-type="float">
            <text:p>14,1072156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517623033" calcext:value-type="float">
            <text:p>3,517623033</text:p>
          </table:table-cell>
          <table:table-cell office:value-type="float" office:value="3.512094304" calcext:value-type="float">
            <text:p>3,512094304</text:p>
          </table:table-cell>
          <table:table-cell office:value-type="float" office:value="3.51294729" calcext:value-type="float">
            <text:p>3,51294729</text:p>
          </table:table-cell>
          <table:table-cell table:formula="of:=MEDIAN([.C14];[.D14];[.E14])*100" office:value-type="float" office:value="351.294729" calcext:value-type="float">
            <text:p>351,29472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0665017" calcext:value-type="float">
            <text:p>0,00665017</text:p>
          </table:table-cell>
          <table:table-cell office:value-type="float" office:value="0.006607149" calcext:value-type="float">
            <text:p>0,006607149</text:p>
          </table:table-cell>
          <table:table-cell office:value-type="float" office:value="0.006036434" calcext:value-type="float">
            <text:p>0,006036434</text:p>
          </table:table-cell>
          <table:table-cell table:formula="of:=MEDIAN([.C18];[.D18];[.E18])*100" office:value-type="float" office:value="0.6607149" calcext:value-type="float">
            <text:p>0,660714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2314635" calcext:value-type="float">
            <text:p>0,02314635</text:p>
          </table:table-cell>
          <table:table-cell office:value-type="float" office:value="0.023111896" calcext:value-type="float">
            <text:p>0,023111896</text:p>
          </table:table-cell>
          <table:table-cell office:value-type="float" office:value="0.023331244" calcext:value-type="float">
            <text:p>0,023331244</text:p>
          </table:table-cell>
          <table:table-cell table:formula="of:=MEDIAN([.C19];[.D19];[.E19])*100" office:value-type="float" office:value="2.314635" calcext:value-type="float">
            <text:p>2,314635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094949236" calcext:value-type="float">
            <text:p>0,094949236</text:p>
          </table:table-cell>
          <table:table-cell office:value-type="float" office:value="0.094021551" calcext:value-type="float">
            <text:p>0,094021551</text:p>
          </table:table-cell>
          <table:table-cell office:value-type="float" office:value="0.098356475" calcext:value-type="float">
            <text:p>0,098356475</text:p>
          </table:table-cell>
          <table:table-cell table:formula="of:=MEDIAN([.C20];[.D20];[.E20])*100" office:value-type="float" office:value="9.4949236" calcext:value-type="float">
            <text:p>9,4949236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.407543936" calcext:value-type="float">
            <text:p>2,407543936</text:p>
          </table:table-cell>
          <table:table-cell office:value-type="float" office:value="2.423502224" calcext:value-type="float">
            <text:p>2,423502224</text:p>
          </table:table-cell>
          <table:table-cell office:value-type="float" office:value="2.534166949" calcext:value-type="float">
            <text:p>2,534166949</text:p>
          </table:table-cell>
          <table:table-cell table:formula="of:=MEDIAN([.C21];[.D21];[.E21])*100" office:value-type="float" office:value="242.3502224" calcext:value-type="float">
            <text:p>242,350222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0612987" calcext:value-type="float">
            <text:p>0,00612987</text:p>
          </table:table-cell>
          <table:table-cell office:value-type="float" office:value="0.006052298" calcext:value-type="float">
            <text:p>0,006052298</text:p>
          </table:table-cell>
          <table:table-cell office:value-type="float" office:value="0.006074886" calcext:value-type="float">
            <text:p>0,006074886</text:p>
          </table:table-cell>
          <table:table-cell table:formula="of:=MEDIAN([.C25];[.D25];[.E25])*100" office:value-type="float" office:value="0.6074886" calcext:value-type="float">
            <text:p>0,607488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23153227" calcext:value-type="float">
            <text:p>0,023153227</text:p>
          </table:table-cell>
          <table:table-cell office:value-type="float" office:value="0.023129172" calcext:value-type="float">
            <text:p>0,023129172</text:p>
          </table:table-cell>
          <table:table-cell office:value-type="float" office:value="0.023094529" calcext:value-type="float">
            <text:p>0,023094529</text:p>
          </table:table-cell>
          <table:table-cell table:formula="of:=MEDIAN([.C26];[.D26];[.E26])*100" office:value-type="float" office:value="2.3129172" calcext:value-type="float">
            <text:p>2,312917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09361506" calcext:value-type="float">
            <text:p>0,09361506</text:p>
          </table:table-cell>
          <table:table-cell office:value-type="float" office:value="0.094338657" calcext:value-type="float">
            <text:p>0,094338657</text:p>
          </table:table-cell>
          <table:table-cell office:value-type="float" office:value="0.094850767" calcext:value-type="float">
            <text:p>0,094850767</text:p>
          </table:table-cell>
          <table:table-cell table:formula="of:=MEDIAN([.C27];[.D27];[.E27])*100" office:value-type="float" office:value="9.4338657" calcext:value-type="float">
            <text:p>9,433865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.426248901" calcext:value-type="float">
            <text:p>2,426248901</text:p>
          </table:table-cell>
          <table:table-cell office:value-type="float" office:value="2.402630534" calcext:value-type="float">
            <text:p>2,402630534</text:p>
          </table:table-cell>
          <table:table-cell office:value-type="float" office:value="2.404533542" calcext:value-type="float">
            <text:p>2,404533542</text:p>
          </table:table-cell>
          <table:table-cell table:formula="of:=MEDIAN([.C28];[.D28];[.E28])*100" office:value-type="float" office:value="240.4533542" calcext:value-type="float">
            <text:p>240,453354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0068411" calcext:value-type="float">
            <text:p>0,0068411</text:p>
          </table:table-cell>
          <table:table-cell table:formula="of:=[.F11]" office:value-type="float" office:value="0.8999867" calcext:value-type="float">
            <text:p>0,8999867</text:p>
          </table:table-cell>
          <table:table-cell table:formula="of:=[.F18]" office:value-type="float" office:value="0.6607149" calcext:value-type="float">
            <text:p>0,6607149</text:p>
          </table:table-cell>
          <table:table-cell table:formula="of:=[.F25]" office:value-type="float" office:value="0.6074886" calcext:value-type="float">
            <text:p>0,607488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0115146" calcext:value-type="float">
            <text:p>0,0115146</text:p>
          </table:table-cell>
          <table:table-cell table:formula="of:=[.F12]" office:value-type="float" office:value="3.5430526" calcext:value-type="float">
            <text:p>3,5430526</text:p>
          </table:table-cell>
          <table:table-cell table:formula="of:=[.F19]" office:value-type="float" office:value="2.314635" calcext:value-type="float">
            <text:p>2,314635</text:p>
          </table:table-cell>
          <table:table-cell table:formula="of:=[.F26]" office:value-type="float" office:value="2.3129172" calcext:value-type="float">
            <text:p>2,312917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0204647" calcext:value-type="float">
            <text:p>0,0204647</text:p>
          </table:table-cell>
          <table:table-cell table:formula="of:=[.F13]" office:value-type="float" office:value="14.1072156" calcext:value-type="float">
            <text:p>14,1072156</text:p>
          </table:table-cell>
          <table:table-cell table:formula="of:=[.F20]" office:value-type="float" office:value="9.4949236" calcext:value-type="float">
            <text:p>9,4949236</text:p>
          </table:table-cell>
          <table:table-cell table:formula="of:=[.F27]" office:value-type="float" office:value="9.4338657" calcext:value-type="float">
            <text:p>9,433865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0.0909742" calcext:value-type="float">
            <text:p>0,0909742</text:p>
          </table:table-cell>
          <table:table-cell table:formula="of:=[.F14]" office:value-type="float" office:value="351.294729" calcext:value-type="float">
            <text:p>351,294729</text:p>
          </table:table-cell>
          <table:table-cell table:formula="of:=[.F21]" office:value-type="float" office:value="242.3502224" calcext:value-type="float">
            <text:p>242,3502224</text:p>
          </table:table-cell>
          <table:table-cell table:formula="of:=[.F28]" office:value-type="float" office:value="240.4533542" calcext:value-type="float">
            <text:p>240,4533542</text:p>
          </table:table-cell>
        </table:table-row>
      </table:table>
      <table:table table:name="Bucket" table:style-name="ta1">
        <table:shapes>
          <draw:frame draw:z-index="0" draw:style-name="gr1" draw:text-style-name="P1" svg:width="159.97mm" svg:height="90.05mm" svg:x="163.55mm" svg:y="78.89mm">
            <loext:p draw:notify-on-update-of-ranges="Bucket.B32:Bucket.B32 Bucket.B33:Bucket.B36 Bucket.C32:Bucket.C32 Bucket.C33:Bucket.C36 Bucket.D32:Bucket.D32 Bucket.D33:Bucket.D36 Bucket.E32:Bucket.E32 Bucket.E33:Bucket.E36 Bucket.F32:Bucket.F32 Bucket.F33:Bucket.F3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1878218" calcext:value-type="float">
            <text:p>0,121878218</text:p>
          </table:table-cell>
          <table:table-cell office:value-type="float" office:value="0.125625503" calcext:value-type="float">
            <text:p>0,125625503</text:p>
          </table:table-cell>
          <table:table-cell office:value-type="float" office:value="0.124625657" calcext:value-type="float">
            <text:p>0,124625657</text:p>
          </table:table-cell>
          <table:table-cell table:formula="of:=MEDIAN([.C4];[.D4];[.E4])" office:value-type="float" office:value="0.124625657" calcext:value-type="float">
            <text:p>0,12462565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0655995" calcext:value-type="float">
            <text:p>0,260655995</text:p>
          </table:table-cell>
          <table:table-cell office:value-type="float" office:value="0.262562394" calcext:value-type="float">
            <text:p>0,262562394</text:p>
          </table:table-cell>
          <table:table-cell office:value-type="float" office:value="0.259956991" calcext:value-type="float">
            <text:p>0,259956991</text:p>
          </table:table-cell>
          <table:table-cell table:formula="of:=MEDIAN([.C5];[.D5];[.E5])" office:value-type="float" office:value="0.260655995" calcext:value-type="float">
            <text:p>0,260655995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41643437" calcext:value-type="float">
            <text:p>0,541643437</text:p>
          </table:table-cell>
          <table:table-cell office:value-type="float" office:value="0.552242032" calcext:value-type="float">
            <text:p>0,552242032</text:p>
          </table:table-cell>
          <table:table-cell office:value-type="float" office:value="0.541402755" calcext:value-type="float">
            <text:p>0,541402755</text:p>
          </table:table-cell>
          <table:table-cell table:formula="of:=MEDIAN([.C6];[.D6];[.E6])" office:value-type="float" office:value="0.541643437" calcext:value-type="float">
            <text:p>0,54164343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033618514" calcext:value-type="float">
            <text:p>3,033618514</text:p>
          </table:table-cell>
          <table:table-cell office:value-type="float" office:value="2.990254436" calcext:value-type="float">
            <text:p>2,990254436</text:p>
          </table:table-cell>
          <table:table-cell office:value-type="float" office:value="2.999137717" calcext:value-type="float">
            <text:p>2,999137717</text:p>
          </table:table-cell>
          <table:table-cell table:formula="of:=MEDIAN([.C7];[.D7];[.E7])" office:value-type="float" office:value="2.999137717" calcext:value-type="float">
            <text:p>2,99913771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2081709" calcext:value-type="float">
            <text:p>0,122081709</text:p>
          </table:table-cell>
          <table:table-cell office:value-type="float" office:value="0.123702662" calcext:value-type="float">
            <text:p>0,123702662</text:p>
          </table:table-cell>
          <table:table-cell office:value-type="float" office:value="0.12325116" calcext:value-type="float">
            <text:p>0,12325116</text:p>
          </table:table-cell>
          <table:table-cell table:formula="of:=MEDIAN([.C11];[.D11];[.E11])" office:value-type="float" office:value="0.12325116" calcext:value-type="float">
            <text:p>0,1232511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0753456" calcext:value-type="float">
            <text:p>0,260753456</text:p>
          </table:table-cell>
          <table:table-cell office:value-type="float" office:value="0.260142836" calcext:value-type="float">
            <text:p>0,260142836</text:p>
          </table:table-cell>
          <table:table-cell office:value-type="float" office:value="0.259340666" calcext:value-type="float">
            <text:p>0,259340666</text:p>
          </table:table-cell>
          <table:table-cell table:formula="of:=MEDIAN([.C12];[.D12];[.E12])" office:value-type="float" office:value="0.260142836" calcext:value-type="float">
            <text:p>0,26014283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45048042" calcext:value-type="float">
            <text:p>0,545048042</text:p>
          </table:table-cell>
          <table:table-cell office:value-type="float" office:value="0.542874645" calcext:value-type="float">
            <text:p>0,542874645</text:p>
          </table:table-cell>
          <table:table-cell office:value-type="float" office:value="0.542037752" calcext:value-type="float">
            <text:p>0,542037752</text:p>
          </table:table-cell>
          <table:table-cell table:formula="of:=MEDIAN([.C13];[.D13];[.E13])" office:value-type="float" office:value="0.542874645" calcext:value-type="float">
            <text:p>0,542874645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.987142802" calcext:value-type="float">
            <text:p>2,987142802</text:p>
          </table:table-cell>
          <table:table-cell office:value-type="float" office:value="2.975298078" calcext:value-type="float">
            <text:p>2,975298078</text:p>
          </table:table-cell>
          <table:table-cell office:value-type="float" office:value="2.988330593" calcext:value-type="float">
            <text:p>2,988330593</text:p>
          </table:table-cell>
          <table:table-cell table:formula="of:=MEDIAN([.C14];[.D14];[.E14])" office:value-type="float" office:value="2.987142802" calcext:value-type="float">
            <text:p>2,98714280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4090729" calcext:value-type="float">
            <text:p>0,124090729</text:p>
          </table:table-cell>
          <table:table-cell office:value-type="float" office:value="0.125740565" calcext:value-type="float">
            <text:p>0,125740565</text:p>
          </table:table-cell>
          <table:table-cell office:value-type="float" office:value="0.126304597" calcext:value-type="float">
            <text:p>0,126304597</text:p>
          </table:table-cell>
          <table:table-cell table:formula="of:=MEDIAN([.C18];[.D18];[.E18])" office:value-type="float" office:value="0.125740565" calcext:value-type="float">
            <text:p>0,12574056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3711072" calcext:value-type="float">
            <text:p>0,263711072</text:p>
          </table:table-cell>
          <table:table-cell office:value-type="float" office:value="0.26178246" calcext:value-type="float">
            <text:p>0,26178246</text:p>
          </table:table-cell>
          <table:table-cell office:value-type="float" office:value="0.261980533" calcext:value-type="float">
            <text:p>0,261980533</text:p>
          </table:table-cell>
          <table:table-cell table:formula="of:=MEDIAN([.C19];[.D19];[.E19])" office:value-type="float" office:value="0.261980533" calcext:value-type="float">
            <text:p>0,26198053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53044903" calcext:value-type="float">
            <text:p>0,553044903</text:p>
          </table:table-cell>
          <table:table-cell office:value-type="float" office:value="0.551572161" calcext:value-type="float">
            <text:p>0,551572161</text:p>
          </table:table-cell>
          <table:table-cell office:value-type="float" office:value="0.544847947" calcext:value-type="float">
            <text:p>0,544847947</text:p>
          </table:table-cell>
          <table:table-cell table:formula="of:=MEDIAN([.C20];[.D20];[.E20])" office:value-type="float" office:value="0.551572161" calcext:value-type="float">
            <text:p>0,55157216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033460246" calcext:value-type="float">
            <text:p>3,033460246</text:p>
          </table:table-cell>
          <table:table-cell office:value-type="float" office:value="2.996337828" calcext:value-type="float">
            <text:p>2,996337828</text:p>
          </table:table-cell>
          <table:table-cell office:value-type="float" office:value="2.983378848" calcext:value-type="float">
            <text:p>2,983378848</text:p>
          </table:table-cell>
          <table:table-cell table:formula="of:=MEDIAN([.C21];[.D21];[.E21])" office:value-type="float" office:value="2.996337828" calcext:value-type="float">
            <text:p>2,99633782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49163215" calcext:value-type="float">
            <text:p>0,149163215</text:p>
          </table:table-cell>
          <table:table-cell office:value-type="float" office:value="0.14389983" calcext:value-type="float">
            <text:p>0,14389983</text:p>
          </table:table-cell>
          <table:table-cell office:value-type="float" office:value="0.154326517" calcext:value-type="float">
            <text:p>0,154326517</text:p>
          </table:table-cell>
          <table:table-cell table:formula="of:=MEDIAN([.C25];[.D25];[.E25])" office:value-type="float" office:value="0.149163215" calcext:value-type="float">
            <text:p>0,14916321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307335784" calcext:value-type="float">
            <text:p>0,307335784</text:p>
          </table:table-cell>
          <table:table-cell office:value-type="float" office:value="0.311159696" calcext:value-type="float">
            <text:p>0,311159696</text:p>
          </table:table-cell>
          <table:table-cell office:value-type="float" office:value="0.306922934" calcext:value-type="float">
            <text:p>0,306922934</text:p>
          </table:table-cell>
          <table:table-cell table:formula="of:=MEDIAN([.C26];[.D26];[.E26])" office:value-type="float" office:value="0.307335784" calcext:value-type="float">
            <text:p>0,30733578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650649898" calcext:value-type="float">
            <text:p>0,650649898</text:p>
          </table:table-cell>
          <table:table-cell office:value-type="float" office:value="0.623570033" calcext:value-type="float">
            <text:p>0,623570033</text:p>
          </table:table-cell>
          <table:table-cell office:value-type="float" office:value="0.640359923" calcext:value-type="float">
            <text:p>0,640359923</text:p>
          </table:table-cell>
          <table:table-cell table:formula="of:=MEDIAN([.C27];[.D27];[.E27])" office:value-type="float" office:value="0.640359923" calcext:value-type="float">
            <text:p>0,64035992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625523565" calcext:value-type="float">
            <text:p>3,625523565</text:p>
          </table:table-cell>
          <table:table-cell office:value-type="float" office:value="3.425258534" calcext:value-type="float">
            <text:p>3,425258534</text:p>
          </table:table-cell>
          <table:table-cell office:value-type="float" office:value="3.453753035" calcext:value-type="float">
            <text:p>3,453753035</text:p>
          </table:table-cell>
          <table:table-cell table:formula="of:=MEDIAN([.C28];[.D28];[.E28])" office:value-type="float" office:value="3.453753035" calcext:value-type="float">
            <text:p>3,45375303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124625657" calcext:value-type="float">
            <text:p>0,124625657</text:p>
          </table:table-cell>
          <table:table-cell table:formula="of:=[.F11]" office:value-type="float" office:value="0.12325116" calcext:value-type="float">
            <text:p>0,12325116</text:p>
          </table:table-cell>
          <table:table-cell table:formula="of:=[.F18]" office:value-type="float" office:value="0.125740565" calcext:value-type="float">
            <text:p>0,125740565</text:p>
          </table:table-cell>
          <table:table-cell table:formula="of:=[.F25]" office:value-type="float" office:value="0.149163215" calcext:value-type="float">
            <text:p>0,14916321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260655995" calcext:value-type="float">
            <text:p>0,260655995</text:p>
          </table:table-cell>
          <table:table-cell table:formula="of:=[.F12]" office:value-type="float" office:value="0.260142836" calcext:value-type="float">
            <text:p>0,260142836</text:p>
          </table:table-cell>
          <table:table-cell table:formula="of:=[.F19]" office:value-type="float" office:value="0.261980533" calcext:value-type="float">
            <text:p>0,261980533</text:p>
          </table:table-cell>
          <table:table-cell table:formula="of:=[.F26]" office:value-type="float" office:value="0.307335784" calcext:value-type="float">
            <text:p>0,30733578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541643437" calcext:value-type="float">
            <text:p>0,541643437</text:p>
          </table:table-cell>
          <table:table-cell table:formula="of:=[.F13]" office:value-type="float" office:value="0.542874645" calcext:value-type="float">
            <text:p>0,542874645</text:p>
          </table:table-cell>
          <table:table-cell table:formula="of:=[.F20]" office:value-type="float" office:value="0.551572161" calcext:value-type="float">
            <text:p>0,551572161</text:p>
          </table:table-cell>
          <table:table-cell table:formula="of:=[.F27]" office:value-type="float" office:value="0.640359923" calcext:value-type="float">
            <text:p>0,64035992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2.999137717" calcext:value-type="float">
            <text:p>2,999137717</text:p>
          </table:table-cell>
          <table:table-cell table:formula="of:=[.F14]" office:value-type="float" office:value="2.987142802" calcext:value-type="float">
            <text:p>2,987142802</text:p>
          </table:table-cell>
          <table:table-cell table:formula="of:=[.F21]" office:value-type="float" office:value="2.996337828" calcext:value-type="float">
            <text:p>2,996337828</text:p>
          </table:table-cell>
          <table:table-cell table:formula="of:=[.F28]" office:value-type="float" office:value="3.453753035" calcext:value-type="float">
            <text:p>3,453753035</text:p>
          </table:table-cell>
        </table:table-row>
      </table:table>
      <table:table table:name="Counting" table:style-name="ta1">
        <table:shapes>
          <draw:frame draw:z-index="0" draw:style-name="gr1" draw:text-style-name="P1" svg:width="159.97mm" svg:height="90.05mm" svg:x="163mm" svg:y="91.38mm">
            <loext:p draw:notify-on-update-of-ranges="Counting.B32:Counting.B32 Counting.B33:Counting.B36 Counting.C32:Counting.C32 Counting.C33:Counting.C36 Counting.D32:Counting.D32 Counting.D33:Counting.D36 Counting.E32:Counting.E32 Counting.E33:Counting.E36 Counting.F32:Counting.F32 Counting.F33:Counting.F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635980738" calcext:value-type="float">
            <text:p>0,635980738</text:p>
          </table:table-cell>
          <table:table-cell office:value-type="float" office:value="0.628011926" calcext:value-type="float">
            <text:p>0,628011926</text:p>
          </table:table-cell>
          <table:table-cell office:value-type="float" office:value="0.625503482" calcext:value-type="float">
            <text:p>0,625503482</text:p>
          </table:table-cell>
          <table:table-cell table:formula="of:=MEDIAN([.C4];[.D4];[.E4])" office:value-type="float" office:value="0.628011926" calcext:value-type="float">
            <text:p>0,62801192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22128508" calcext:value-type="float">
            <text:p>2,22128508</text:p>
          </table:table-cell>
          <table:table-cell office:value-type="float" office:value="2.248729542" calcext:value-type="float">
            <text:p>2,248729542</text:p>
          </table:table-cell>
          <table:table-cell office:value-type="float" office:value="2.190866391" calcext:value-type="float">
            <text:p>2,190866391</text:p>
          </table:table-cell>
          <table:table-cell table:formula="of:=MEDIAN([.C5];[.D5];[.E5])" office:value-type="float" office:value="2.22128508" calcext:value-type="float">
            <text:p>2,2212850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8.600282509" calcext:value-type="float">
            <text:p>8,600282509</text:p>
          </table:table-cell>
          <table:table-cell office:value-type="float" office:value="8.37829386" calcext:value-type="float">
            <text:p>8,37829386</text:p>
          </table:table-cell>
          <table:table-cell office:value-type="float" office:value="8.260637134" calcext:value-type="float">
            <text:p>8,260637134</text:p>
          </table:table-cell>
          <table:table-cell table:formula="of:=MEDIAN([.C6];[.D6];[.E6])" office:value-type="float" office:value="8.37829386" calcext:value-type="float">
            <text:p>8,37829386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52.815764278" calcext:value-type="float">
            <text:p>252,815764278</text:p>
          </table:table-cell>
          <table:table-cell office:value-type="float" office:value="251.619512669" calcext:value-type="float">
            <text:p>251,619512669</text:p>
          </table:table-cell>
          <table:table-cell office:value-type="float" office:value="256.802167036" calcext:value-type="float">
            <text:p>256,802167036</text:p>
          </table:table-cell>
          <table:table-cell table:formula="of:=MEDIAN([.C7];[.D7];[.E7])" office:value-type="float" office:value="252.815764278" calcext:value-type="float">
            <text:p>252,8157642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627367676" calcext:value-type="float">
            <text:p>0,627367676</text:p>
          </table:table-cell>
          <table:table-cell office:value-type="float" office:value="0.636500828" calcext:value-type="float">
            <text:p>0,636500828</text:p>
          </table:table-cell>
          <table:table-cell office:value-type="float" office:value="0.617032274" calcext:value-type="float">
            <text:p>0,617032274</text:p>
          </table:table-cell>
          <table:table-cell table:formula="of:=MEDIAN([.C11];[.D11];[.E11])" office:value-type="float" office:value="0.627367676" calcext:value-type="float">
            <text:p>0,62736767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245714238" calcext:value-type="float">
            <text:p>2,245714238</text:p>
          </table:table-cell>
          <table:table-cell office:value-type="float" office:value="2.268712405" calcext:value-type="float">
            <text:p>2,268712405</text:p>
          </table:table-cell>
          <table:table-cell office:value-type="float" office:value="2.195902643" calcext:value-type="float">
            <text:p>2,195902643</text:p>
          </table:table-cell>
          <table:table-cell table:formula="of:=MEDIAN([.C12];[.D12];[.E12])" office:value-type="float" office:value="2.245714238" calcext:value-type="float">
            <text:p>2,24571423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8.520274125" calcext:value-type="float">
            <text:p>8,520274125</text:p>
          </table:table-cell>
          <table:table-cell office:value-type="float" office:value="8.40718808" calcext:value-type="float">
            <text:p>8,40718808</text:p>
          </table:table-cell>
          <table:table-cell office:value-type="float" office:value="8.323244724" calcext:value-type="float">
            <text:p>8,323244724</text:p>
          </table:table-cell>
          <table:table-cell table:formula="of:=MEDIAN([.C13];[.D13];[.E13])" office:value-type="float" office:value="8.40718808" calcext:value-type="float">
            <text:p>8,4071880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59.390727745" calcext:value-type="float">
            <text:p>259,390727745</text:p>
          </table:table-cell>
          <table:table-cell office:value-type="float" office:value="258.990001135" calcext:value-type="float">
            <text:p>258,990001135</text:p>
          </table:table-cell>
          <table:table-cell office:value-type="float" office:value="256.480219472" calcext:value-type="float">
            <text:p>256,480219472</text:p>
          </table:table-cell>
          <table:table-cell table:formula="of:=MEDIAN([.C14];[.D14];[.E14])" office:value-type="float" office:value="258.990001135" calcext:value-type="float">
            <text:p>258,9900011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425401046" calcext:value-type="float">
            <text:p>0,425401046</text:p>
          </table:table-cell>
          <table:table-cell office:value-type="float" office:value="0.433298797" calcext:value-type="float">
            <text:p>0,433298797</text:p>
          </table:table-cell>
          <table:table-cell office:value-type="float" office:value="0.416276496" calcext:value-type="float">
            <text:p>0,416276496</text:p>
          </table:table-cell>
          <table:table-cell table:formula="of:=MEDIAN([.C18];[.D18];[.E18])" office:value-type="float" office:value="0.425401046" calcext:value-type="float">
            <text:p>0,42540104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1.582190822" calcext:value-type="float">
            <text:p>1,582190822</text:p>
          </table:table-cell>
          <table:table-cell office:value-type="float" office:value="1.593466737" calcext:value-type="float">
            <text:p>1,593466737</text:p>
          </table:table-cell>
          <table:table-cell office:value-type="float" office:value="1.548549676" calcext:value-type="float">
            <text:p>1,548549676</text:p>
          </table:table-cell>
          <table:table-cell table:formula="of:=MEDIAN([.C19];[.D19];[.E19])" office:value-type="float" office:value="1.582190822" calcext:value-type="float">
            <text:p>1,58219082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5.865267086" calcext:value-type="float">
            <text:p>5,865267086</text:p>
          </table:table-cell>
          <table:table-cell office:value-type="float" office:value="5.764214484" calcext:value-type="float">
            <text:p>5,764214484</text:p>
          </table:table-cell>
          <table:table-cell office:value-type="float" office:value="5.651517246" calcext:value-type="float">
            <text:p>5,651517246</text:p>
          </table:table-cell>
          <table:table-cell table:formula="of:=MEDIAN([.C20];[.D20];[.E20])" office:value-type="float" office:value="5.764214484" calcext:value-type="float">
            <text:p>5,764214484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63.538172979" calcext:value-type="float">
            <text:p>163,538172979</text:p>
          </table:table-cell>
          <table:table-cell office:value-type="float" office:value="159.008444083" calcext:value-type="float">
            <text:p>159,008444083</text:p>
          </table:table-cell>
          <table:table-cell office:value-type="float" office:value="158.320821037" calcext:value-type="float">
            <text:p>158,320821037</text:p>
          </table:table-cell>
          <table:table-cell table:formula="of:=MEDIAN([.C21];[.D21];[.E21])" office:value-type="float" office:value="159.008444083" calcext:value-type="float">
            <text:p>159,0084440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721822349" calcext:value-type="float">
            <text:p>0,721822349</text:p>
          </table:table-cell>
          <table:table-cell office:value-type="float" office:value="0.694521058" calcext:value-type="float">
            <text:p>0,694521058</text:p>
          </table:table-cell>
          <table:table-cell office:value-type="float" office:value="0.698396665" calcext:value-type="float">
            <text:p>0,698396665</text:p>
          </table:table-cell>
          <table:table-cell table:formula="of:=MEDIAN([.C25];[.D25];[.E25])" office:value-type="float" office:value="0.698396665" calcext:value-type="float">
            <text:p>0,69839666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138832403" calcext:value-type="float">
            <text:p>2,138832403</text:p>
          </table:table-cell>
          <table:table-cell office:value-type="float" office:value="2.133846849" calcext:value-type="float">
            <text:p>2,133846849</text:p>
          </table:table-cell>
          <table:table-cell office:value-type="float" office:value="2.096958821" calcext:value-type="float">
            <text:p>2,096958821</text:p>
          </table:table-cell>
          <table:table-cell table:formula="of:=MEDIAN([.C26];[.D26];[.E26])" office:value-type="float" office:value="2.133846849" calcext:value-type="float">
            <text:p>2,133846849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6.903195722" calcext:value-type="float">
            <text:p>6,903195722</text:p>
          </table:table-cell>
          <table:table-cell office:value-type="float" office:value="6.775282644" calcext:value-type="float">
            <text:p>6,775282644</text:p>
          </table:table-cell>
          <table:table-cell office:value-type="float" office:value="6.648447173" calcext:value-type="float">
            <text:p>6,648447173</text:p>
          </table:table-cell>
          <table:table-cell table:formula="of:=MEDIAN([.C27];[.D27];[.E27])" office:value-type="float" office:value="6.775282644" calcext:value-type="float">
            <text:p>6,775282644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65.853213271" calcext:value-type="float">
            <text:p>165,853213271</text:p>
          </table:table-cell>
          <table:table-cell office:value-type="float" office:value="167.758606811" calcext:value-type="float">
            <text:p>167,758606811</text:p>
          </table:table-cell>
          <table:table-cell office:value-type="float" office:value="166.540799009" calcext:value-type="float">
            <text:p>166,540799009</text:p>
          </table:table-cell>
          <table:table-cell table:formula="of:=MEDIAN([.C28];[.D28];[.E28])" office:value-type="float" office:value="166.540799009" calcext:value-type="float">
            <text:p>166,54079900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628011926" calcext:value-type="float">
            <text:p>0,628011926</text:p>
          </table:table-cell>
          <table:table-cell table:formula="of:=[.F11]" office:value-type="float" office:value="0.627367676" calcext:value-type="float">
            <text:p>0,627367676</text:p>
          </table:table-cell>
          <table:table-cell table:formula="of:=[.F18]" office:value-type="float" office:value="0.425401046" calcext:value-type="float">
            <text:p>0,425401046</text:p>
          </table:table-cell>
          <table:table-cell table:formula="of:=[.F25]" office:value-type="float" office:value="0.698396665" calcext:value-type="float">
            <text:p>0,698396665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2.22128508" calcext:value-type="float">
            <text:p>2,22128508</text:p>
          </table:table-cell>
          <table:table-cell table:formula="of:=[.F12]" office:value-type="float" office:value="2.245714238" calcext:value-type="float">
            <text:p>2,245714238</text:p>
          </table:table-cell>
          <table:table-cell table:formula="of:=[.F19]" office:value-type="float" office:value="1.582190822" calcext:value-type="float">
            <text:p>1,582190822</text:p>
          </table:table-cell>
          <table:table-cell table:formula="of:=[.F26]" office:value-type="float" office:value="2.133846849" calcext:value-type="float">
            <text:p>2,133846849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8.37829386" calcext:value-type="float">
            <text:p>8,37829386</text:p>
          </table:table-cell>
          <table:table-cell table:formula="of:=[.F13]" office:value-type="float" office:value="8.40718808" calcext:value-type="float">
            <text:p>8,40718808</text:p>
          </table:table-cell>
          <table:table-cell table:formula="of:=[.F20]" office:value-type="float" office:value="5.764214484" calcext:value-type="float">
            <text:p>5,764214484</text:p>
          </table:table-cell>
          <table:table-cell table:formula="of:=[.F27]" office:value-type="float" office:value="6.775282644" calcext:value-type="float">
            <text:p>6,775282644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252.815764278" calcext:value-type="float">
            <text:p>252,815764278</text:p>
          </table:table-cell>
          <table:table-cell table:formula="of:=[.F14]" office:value-type="float" office:value="258.990001135" calcext:value-type="float">
            <text:p>258,990001135</text:p>
          </table:table-cell>
          <table:table-cell table:formula="of:=[.F21]" office:value-type="float" office:value="159.008444083" calcext:value-type="float">
            <text:p>159,008444083</text:p>
          </table:table-cell>
          <table:table-cell table:formula="of:=[.F28]" office:value-type="float" office:value="166.540799009" calcext:value-type="float">
            <text:p>166,540799009</text:p>
          </table:table-cell>
        </table:table-row>
      </table:table>
      <table:table table:name="Heap" table:style-name="ta1">
        <table:shapes>
          <draw:frame draw:z-index="0" draw:style-name="gr1" draw:text-style-name="P1" svg:width="159.97mm" svg:height="90.05mm" svg:x="151.16mm" svg:y="93.77mm">
            <loext:p draw:notify-on-update-of-ranges="Heap.B32:Heap.B32 Heap.B33:Heap.B36 Heap.C32:Heap.C32 Heap.C33:Heap.C36 Heap.D32:Heap.D32 Heap.D33:Heap.D36 Heap.E32:Heap.E32 Heap.E33:Heap.E36 Heap.F32:Heap.F32 Heap.F33:Heap.F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67893436" calcext:value-type="float">
            <text:p>0,167893436</text:p>
          </table:table-cell>
          <table:table-cell office:value-type="float" office:value="0.168846972" calcext:value-type="float">
            <text:p>0,168846972</text:p>
          </table:table-cell>
          <table:table-cell office:value-type="float" office:value="0.168326811" calcext:value-type="float">
            <text:p>0,168326811</text:p>
          </table:table-cell>
          <table:table-cell table:formula="of:=MEDIAN([.C4];[.D4];[.E4])" office:value-type="float" office:value="0.168326811" calcext:value-type="float">
            <text:p>0,168326811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363888308" calcext:value-type="float">
            <text:p>0,363888308</text:p>
          </table:table-cell>
          <table:table-cell office:value-type="float" office:value="0.368656893" calcext:value-type="float">
            <text:p>0,368656893</text:p>
          </table:table-cell>
          <table:table-cell office:value-type="float" office:value="0.360078505" calcext:value-type="float">
            <text:p>0,360078505</text:p>
          </table:table-cell>
          <table:table-cell table:formula="of:=MEDIAN([.C5];[.D5];[.E5])" office:value-type="float" office:value="0.363888308" calcext:value-type="float">
            <text:p>0,36388830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777092367" calcext:value-type="float">
            <text:p>0,777092367</text:p>
          </table:table-cell>
          <table:table-cell office:value-type="float" office:value="0.766066314" calcext:value-type="float">
            <text:p>0,766066314</text:p>
          </table:table-cell>
          <table:table-cell office:value-type="float" office:value="0.76978209" calcext:value-type="float">
            <text:p>0,76978209</text:p>
          </table:table-cell>
          <table:table-cell table:formula="of:=MEDIAN([.C6];[.D6];[.E6])" office:value-type="float" office:value="0.76978209" calcext:value-type="float">
            <text:p>0,76978209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4.460924587" calcext:value-type="float">
            <text:p>4,460924587</text:p>
          </table:table-cell>
          <table:table-cell office:value-type="float" office:value="4.448423265" calcext:value-type="float">
            <text:p>4,448423265</text:p>
          </table:table-cell>
          <table:table-cell office:value-type="float" office:value="4.499425968" calcext:value-type="float">
            <text:p>4,499425968</text:p>
          </table:table-cell>
          <table:table-cell table:formula="of:=MEDIAN([.C7];[.D7];[.E7])" office:value-type="float" office:value="4.460924587" calcext:value-type="float">
            <text:p>4,46092458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07862306" calcext:value-type="float">
            <text:p>0,107862306</text:p>
          </table:table-cell>
          <table:table-cell office:value-type="float" office:value="0.107754262" calcext:value-type="float">
            <text:p>0,107754262</text:p>
          </table:table-cell>
          <table:table-cell office:value-type="float" office:value="0.109078148" calcext:value-type="float">
            <text:p>0,109078148</text:p>
          </table:table-cell>
          <table:table-cell table:formula="of:=MEDIAN([.C11];[.D11];[.E11])" office:value-type="float" office:value="0.107862306" calcext:value-type="float">
            <text:p>0,107862306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42711808" calcext:value-type="float">
            <text:p>0,242711808</text:p>
          </table:table-cell>
          <table:table-cell office:value-type="float" office:value="0.235091823" calcext:value-type="float">
            <text:p>0,235091823</text:p>
          </table:table-cell>
          <table:table-cell office:value-type="float" office:value="0.225600648" calcext:value-type="float">
            <text:p>0,225600648</text:p>
          </table:table-cell>
          <table:table-cell table:formula="of:=MEDIAN([.C12];[.D12];[.E12])" office:value-type="float" office:value="0.235091823" calcext:value-type="float">
            <text:p>0,23509182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481128837" calcext:value-type="float">
            <text:p>0,481128837</text:p>
          </table:table-cell>
          <table:table-cell office:value-type="float" office:value="0.495851477" calcext:value-type="float">
            <text:p>0,495851477</text:p>
          </table:table-cell>
          <table:table-cell office:value-type="float" office:value="0.494291783" calcext:value-type="float">
            <text:p>0,494291783</text:p>
          </table:table-cell>
          <table:table-cell table:formula="of:=MEDIAN([.C13];[.D13];[.E13])" office:value-type="float" office:value="0.494291783" calcext:value-type="float">
            <text:p>0,49429178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.914714261" calcext:value-type="float">
            <text:p>2,914714261</text:p>
          </table:table-cell>
          <table:table-cell office:value-type="float" office:value="2.770729359" calcext:value-type="float">
            <text:p>2,770729359</text:p>
          </table:table-cell>
          <table:table-cell office:value-type="float" office:value="0.494291783" calcext:value-type="float">
            <text:p>0,494291783</text:p>
          </table:table-cell>
          <table:table-cell table:formula="of:=MEDIAN([.C14];[.D14];[.E14])" office:value-type="float" office:value="2.770729359" calcext:value-type="float">
            <text:p>2,77072935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11645568" calcext:value-type="float">
            <text:p>0,111645568</text:p>
          </table:table-cell>
          <table:table-cell office:value-type="float" office:value="0.11444819" calcext:value-type="float">
            <text:p>0,11444819</text:p>
          </table:table-cell>
          <table:table-cell office:value-type="float" office:value="0.112109292" calcext:value-type="float">
            <text:p>0,112109292</text:p>
          </table:table-cell>
          <table:table-cell table:formula="of:=MEDIAN([.C18];[.D18];[.E18])" office:value-type="float" office:value="0.112109292" calcext:value-type="float">
            <text:p>0,112109292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40809764" calcext:value-type="float">
            <text:p>0,240809764</text:p>
          </table:table-cell>
          <table:table-cell office:value-type="float" office:value="0.246709653" calcext:value-type="float">
            <text:p>0,246709653</text:p>
          </table:table-cell>
          <table:table-cell office:value-type="float" office:value="0.244309219" calcext:value-type="float">
            <text:p>0,244309219</text:p>
          </table:table-cell>
          <table:table-cell table:formula="of:=MEDIAN([.C19];[.D19];[.E19])" office:value-type="float" office:value="0.244309219" calcext:value-type="float">
            <text:p>0,244309219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26605985" calcext:value-type="float">
            <text:p>0,526605985</text:p>
          </table:table-cell>
          <table:table-cell office:value-type="float" office:value="0.530852359" calcext:value-type="float">
            <text:p>0,530852359</text:p>
          </table:table-cell>
          <table:table-cell office:value-type="float" office:value="0.539100655" calcext:value-type="float">
            <text:p>0,539100655</text:p>
          </table:table-cell>
          <table:table-cell table:formula="of:=MEDIAN([.C20];[.D20];[.E20])" office:value-type="float" office:value="0.530852359" calcext:value-type="float">
            <text:p>0,530852359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000695378" calcext:value-type="float">
            <text:p>3,000695378</text:p>
          </table:table-cell>
          <table:table-cell office:value-type="float" office:value="3.121420626" calcext:value-type="float">
            <text:p>3,121420626</text:p>
          </table:table-cell>
          <table:table-cell office:value-type="float" office:value="2.951505932" calcext:value-type="float">
            <text:p>2,951505932</text:p>
          </table:table-cell>
          <table:table-cell table:formula="of:=MEDIAN([.C21];[.D21];[.E21])" office:value-type="float" office:value="3.000695378" calcext:value-type="float">
            <text:p>3,0006953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12997191" calcext:value-type="float">
            <text:p>0,112997191</text:p>
          </table:table-cell>
          <table:table-cell office:value-type="float" office:value="0.114206737" calcext:value-type="float">
            <text:p>0,114206737</text:p>
          </table:table-cell>
          <table:table-cell office:value-type="float" office:value="0.114753849" calcext:value-type="float">
            <text:p>0,114753849</text:p>
          </table:table-cell>
          <table:table-cell table:formula="of:=MEDIAN([.C25];[.D25];[.E25])" office:value-type="float" office:value="0.114206737" calcext:value-type="float">
            <text:p>0,11420673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45597674" calcext:value-type="float">
            <text:p>0,245597674</text:p>
          </table:table-cell>
          <table:table-cell office:value-type="float" office:value="0.241973212" calcext:value-type="float">
            <text:p>0,241973212</text:p>
          </table:table-cell>
          <table:table-cell office:value-type="float" office:value="0.24420122" calcext:value-type="float">
            <text:p>0,24420122</text:p>
          </table:table-cell>
          <table:table-cell table:formula="of:=MEDIAN([.C26];[.D26];[.E26])" office:value-type="float" office:value="0.24420122" calcext:value-type="float">
            <text:p>0,2442012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35138627" calcext:value-type="float">
            <text:p>0,535138627</text:p>
          </table:table-cell>
          <table:table-cell office:value-type="float" office:value="0.525119768" calcext:value-type="float">
            <text:p>0,525119768</text:p>
          </table:table-cell>
          <table:table-cell office:value-type="float" office:value="0.518816995" calcext:value-type="float">
            <text:p>0,518816995</text:p>
          </table:table-cell>
          <table:table-cell table:formula="of:=MEDIAN([.C27];[.D27];[.E27])" office:value-type="float" office:value="0.525119768" calcext:value-type="float">
            <text:p>0,52511976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055003065" calcext:value-type="float">
            <text:p>3,055003065</text:p>
          </table:table-cell>
          <table:table-cell office:value-type="float" office:value="2.949061265" calcext:value-type="float">
            <text:p>2,949061265</text:p>
          </table:table-cell>
          <table:table-cell office:value-type="float" office:value="3.146500609" calcext:value-type="float">
            <text:p>3,146500609</text:p>
          </table:table-cell>
          <table:table-cell table:formula="of:=MEDIAN([.C28];[.D28];[.E28])" office:value-type="float" office:value="3.055003065" calcext:value-type="float">
            <text:p>3,05500306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168326811" calcext:value-type="float">
            <text:p>0,168326811</text:p>
          </table:table-cell>
          <table:table-cell table:formula="of:=[.F11]" office:value-type="float" office:value="0.107862306" calcext:value-type="float">
            <text:p>0,107862306</text:p>
          </table:table-cell>
          <table:table-cell table:formula="of:=[.F18]" office:value-type="float" office:value="0.112109292" calcext:value-type="float">
            <text:p>0,112109292</text:p>
          </table:table-cell>
          <table:table-cell table:formula="of:=[.F25]" office:value-type="float" office:value="0.114206737" calcext:value-type="float">
            <text:p>0,11420673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363888308" calcext:value-type="float">
            <text:p>0,363888308</text:p>
          </table:table-cell>
          <table:table-cell table:formula="of:=[.F12]" office:value-type="float" office:value="0.235091823" calcext:value-type="float">
            <text:p>0,235091823</text:p>
          </table:table-cell>
          <table:table-cell table:formula="of:=[.F19]" office:value-type="float" office:value="0.244309219" calcext:value-type="float">
            <text:p>0,244309219</text:p>
          </table:table-cell>
          <table:table-cell table:formula="of:=[.F26]" office:value-type="float" office:value="0.24420122" calcext:value-type="float">
            <text:p>0,2442012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76978209" calcext:value-type="float">
            <text:p>0,76978209</text:p>
          </table:table-cell>
          <table:table-cell table:formula="of:=[.F13]" office:value-type="float" office:value="0.494291783" calcext:value-type="float">
            <text:p>0,494291783</text:p>
          </table:table-cell>
          <table:table-cell table:formula="of:=[.F20]" office:value-type="float" office:value="0.530852359" calcext:value-type="float">
            <text:p>0,530852359</text:p>
          </table:table-cell>
          <table:table-cell table:formula="of:=[.F27]" office:value-type="float" office:value="0.525119768" calcext:value-type="float">
            <text:p>0,52511976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4.460924587" calcext:value-type="float">
            <text:p>4,460924587</text:p>
          </table:table-cell>
          <table:table-cell table:formula="of:=[.F14]" office:value-type="float" office:value="2.770729359" calcext:value-type="float">
            <text:p>2,770729359</text:p>
          </table:table-cell>
          <table:table-cell table:formula="of:=[.F21]" office:value-type="float" office:value="3.000695378" calcext:value-type="float">
            <text:p>3,000695378</text:p>
          </table:table-cell>
          <table:table-cell table:formula="of:=[.F28]" office:value-type="float" office:value="3.055003065" calcext:value-type="float">
            <text:p>3,055003065</text:p>
          </table:table-cell>
        </table:table-row>
      </table:table>
      <table:table table:name="Merge" table:style-name="ta1">
        <table:shapes>
          <draw:frame draw:z-index="0" draw:style-name="gr1" draw:text-style-name="P1" svg:width="159.97mm" svg:height="90.05mm" svg:x="158.04mm" svg:y="104.93mm">
            <loext:p draw:notify-on-update-of-ranges="Merge.B32:Merge.B32 Merge.B33:Merge.B36 Merge.C32:Merge.C32 Merge.C33:Merge.C36 Merge.D32:Merge.D32 Merge.D33:Merge.D36 Merge.E32:Merge.E32 Merge.E33:Merge.E36 Merge.F32:Merge.F32 Merge.F33:Merge.F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45125872" calcext:value-type="float">
            <text:p>0,045125872</text:p>
          </table:table-cell>
          <table:table-cell office:value-type="float" office:value="0.045430326" calcext:value-type="float">
            <text:p>0,045430326</text:p>
          </table:table-cell>
          <table:table-cell office:value-type="float" office:value="0.044832712" calcext:value-type="float">
            <text:p>0,044832712</text:p>
          </table:table-cell>
          <table:table-cell table:formula="of:=MEDIAN([.C4];[.D4];[.E4])" office:value-type="float" office:value="0.045125872" calcext:value-type="float">
            <text:p>0,045125872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94277482" calcext:value-type="float">
            <text:p>0,094277482</text:p>
          </table:table-cell>
          <table:table-cell office:value-type="float" office:value="0.094795806" calcext:value-type="float">
            <text:p>0,094795806</text:p>
          </table:table-cell>
          <table:table-cell office:value-type="float" office:value="0.095764405" calcext:value-type="float">
            <text:p>0,095764405</text:p>
          </table:table-cell>
          <table:table-cell table:formula="of:=MEDIAN([.C5];[.D5];[.E5])" office:value-type="float" office:value="0.094795806" calcext:value-type="float">
            <text:p>0,09479580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196185273" calcext:value-type="float">
            <text:p>0,196185273</text:p>
          </table:table-cell>
          <table:table-cell office:value-type="float" office:value="0.200118755" calcext:value-type="float">
            <text:p>0,200118755</text:p>
          </table:table-cell>
          <table:table-cell office:value-type="float" office:value="0.211226177" calcext:value-type="float">
            <text:p>0,211226177</text:p>
          </table:table-cell>
          <table:table-cell table:formula="of:=MEDIAN([.C6];[.D6];[.E6])" office:value-type="float" office:value="0.200118755" calcext:value-type="float">
            <text:p>0,200118755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.124728233" calcext:value-type="float">
            <text:p>1,124728233</text:p>
          </table:table-cell>
          <table:table-cell office:value-type="float" office:value="1.122705616" calcext:value-type="float">
            <text:p>1,122705616</text:p>
          </table:table-cell>
          <table:table-cell office:value-type="float" office:value="1.127945711" calcext:value-type="float">
            <text:p>1,127945711</text:p>
          </table:table-cell>
          <table:table-cell table:formula="of:=MEDIAN([.C7];[.D7];[.E7])" office:value-type="float" office:value="1.124728233" calcext:value-type="float">
            <text:p>1,12472823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48183901" calcext:value-type="float">
            <text:p>0,048183901</text:p>
          </table:table-cell>
          <table:table-cell office:value-type="float" office:value="0.047843529" calcext:value-type="float">
            <text:p>0,047843529</text:p>
          </table:table-cell>
          <table:table-cell office:value-type="float" office:value="0.047646049" calcext:value-type="float">
            <text:p>0,047646049</text:p>
          </table:table-cell>
          <table:table-cell table:formula="of:=MEDIAN([.C11];[.D11];[.E11])" office:value-type="float" office:value="0.047843529" calcext:value-type="float">
            <text:p>0,04784352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096938571" calcext:value-type="float">
            <text:p>0,096938571</text:p>
          </table:table-cell>
          <table:table-cell office:value-type="float" office:value="0.100072641" calcext:value-type="float">
            <text:p>0,100072641</text:p>
          </table:table-cell>
          <table:table-cell office:value-type="float" office:value="0.099235324" calcext:value-type="float">
            <text:p>0,099235324</text:p>
          </table:table-cell>
          <table:table-cell table:formula="of:=MEDIAN([.C12];[.D12];[.E12])" office:value-type="float" office:value="0.099235324" calcext:value-type="float">
            <text:p>0,09923532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203932975" calcext:value-type="float">
            <text:p>0,203932975</text:p>
          </table:table-cell>
          <table:table-cell office:value-type="float" office:value="0.207592208" calcext:value-type="float">
            <text:p>0,207592208</text:p>
          </table:table-cell>
          <table:table-cell office:value-type="float" office:value="0.206117053" calcext:value-type="float">
            <text:p>0,206117053</text:p>
          </table:table-cell>
          <table:table-cell table:formula="of:=MEDIAN([.C13];[.D13];[.E13])" office:value-type="float" office:value="0.206117053" calcext:value-type="float">
            <text:p>0,206117053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.137283555" calcext:value-type="float">
            <text:p>1,137283555</text:p>
          </table:table-cell>
          <table:table-cell office:value-type="float" office:value="1.16182396" calcext:value-type="float">
            <text:p>1,16182396</text:p>
          </table:table-cell>
          <table:table-cell office:value-type="float" office:value="1.115760002" calcext:value-type="float">
            <text:p>1,115760002</text:p>
          </table:table-cell>
          <table:table-cell table:formula="of:=MEDIAN([.C14];[.D14];[.E14])" office:value-type="float" office:value="1.137283555" calcext:value-type="float">
            <text:p>1,1372835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73977726" calcext:value-type="float">
            <text:p>0,073977726</text:p>
          </table:table-cell>
          <table:table-cell office:value-type="float" office:value="0.074517019" calcext:value-type="float">
            <text:p>0,074517019</text:p>
          </table:table-cell>
          <table:table-cell office:value-type="float" office:value="0.077870366" calcext:value-type="float">
            <text:p>0,077870366</text:p>
          </table:table-cell>
          <table:table-cell table:formula="of:=MEDIAN([.C18];[.D18];[.E18])" office:value-type="float" office:value="0.074517019" calcext:value-type="float">
            <text:p>0,07451701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156652539" calcext:value-type="float">
            <text:p>0,156652539</text:p>
          </table:table-cell>
          <table:table-cell office:value-type="float" office:value="0.157337441" calcext:value-type="float">
            <text:p>0,157337441</text:p>
          </table:table-cell>
          <table:table-cell office:value-type="float" office:value="0.163978265" calcext:value-type="float">
            <text:p>0,163978265</text:p>
          </table:table-cell>
          <table:table-cell table:formula="of:=MEDIAN([.C19];[.D19];[.E19])" office:value-type="float" office:value="0.157337441" calcext:value-type="float">
            <text:p>0,157337441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326620514" calcext:value-type="float">
            <text:p>0,326620514</text:p>
          </table:table-cell>
          <table:table-cell office:value-type="float" office:value="0.328972188" calcext:value-type="float">
            <text:p>0,328972188</text:p>
          </table:table-cell>
          <table:table-cell office:value-type="float" office:value="0.328794058" calcext:value-type="float">
            <text:p>0,328794058</text:p>
          </table:table-cell>
          <table:table-cell table:formula="of:=MEDIAN([.C20];[.D20];[.E20])" office:value-type="float" office:value="0.328794058" calcext:value-type="float">
            <text:p>0,32879405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.917887746" calcext:value-type="float">
            <text:p>1,917887746</text:p>
          </table:table-cell>
          <table:table-cell office:value-type="float" office:value="1.860897511" calcext:value-type="float">
            <text:p>1,860897511</text:p>
          </table:table-cell>
          <table:table-cell office:value-type="float" office:value="1.881461409" calcext:value-type="float">
            <text:p>1,881461409</text:p>
          </table:table-cell>
          <table:table-cell table:formula="of:=MEDIAN([.C21];[.D21];[.E21])" office:value-type="float" office:value="1.881461409" calcext:value-type="float">
            <text:p>1,8814614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072469089" calcext:value-type="float">
            <text:p>0,072469089</text:p>
          </table:table-cell>
          <table:table-cell office:value-type="float" office:value="0.073958588" calcext:value-type="float">
            <text:p>0,073958588</text:p>
          </table:table-cell>
          <table:table-cell office:value-type="float" office:value="0.073435359" calcext:value-type="float">
            <text:p>0,073435359</text:p>
          </table:table-cell>
          <table:table-cell table:formula="of:=MEDIAN([.C25];[.D25];[.E25])" office:value-type="float" office:value="0.073435359" calcext:value-type="float">
            <text:p>0,07343535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160524273" calcext:value-type="float">
            <text:p>0,160524273</text:p>
          </table:table-cell>
          <table:table-cell office:value-type="float" office:value="0.161749765" calcext:value-type="float">
            <text:p>0,161749765</text:p>
          </table:table-cell>
          <table:table-cell office:value-type="float" office:value="0.155537097" calcext:value-type="float">
            <text:p>0,155537097</text:p>
          </table:table-cell>
          <table:table-cell table:formula="of:=MEDIAN([.C26];[.D26];[.E26])" office:value-type="float" office:value="0.160524273" calcext:value-type="float">
            <text:p>0,16052427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326813672" calcext:value-type="float">
            <text:p>0,326813672</text:p>
          </table:table-cell>
          <table:table-cell office:value-type="float" office:value="0.328719257" calcext:value-type="float">
            <text:p>0,328719257</text:p>
          </table:table-cell>
          <table:table-cell office:value-type="float" office:value="0.33718314" calcext:value-type="float">
            <text:p>0,33718314</text:p>
          </table:table-cell>
          <table:table-cell table:formula="of:=MEDIAN([.C27];[.D27];[.E27])" office:value-type="float" office:value="0.328719257" calcext:value-type="float">
            <text:p>0,32871925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1.868886091" calcext:value-type="float">
            <text:p>1,868886091</text:p>
          </table:table-cell>
          <table:table-cell office:value-type="float" office:value="1.886434294" calcext:value-type="float">
            <text:p>1,886434294</text:p>
          </table:table-cell>
          <table:table-cell office:value-type="float" office:value="1.910772315" calcext:value-type="float">
            <text:p>1,910772315</text:p>
          </table:table-cell>
          <table:table-cell table:formula="of:=MEDIAN([.C28];[.D28];[.E28])" office:value-type="float" office:value="1.886434294" calcext:value-type="float">
            <text:p>1,88643429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045125872" calcext:value-type="float">
            <text:p>0,045125872</text:p>
          </table:table-cell>
          <table:table-cell table:formula="of:=[.F11]" office:value-type="float" office:value="0.047843529" calcext:value-type="float">
            <text:p>0,047843529</text:p>
          </table:table-cell>
          <table:table-cell table:formula="of:=[.F18]" office:value-type="float" office:value="0.074517019" calcext:value-type="float">
            <text:p>0,074517019</text:p>
          </table:table-cell>
          <table:table-cell table:formula="of:=[.F25]" office:value-type="float" office:value="0.073435359" calcext:value-type="float">
            <text:p>0,07343535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094795806" calcext:value-type="float">
            <text:p>0,094795806</text:p>
          </table:table-cell>
          <table:table-cell table:formula="of:=[.F12]" office:value-type="float" office:value="0.099235324" calcext:value-type="float">
            <text:p>0,099235324</text:p>
          </table:table-cell>
          <table:table-cell table:formula="of:=[.F19]" office:value-type="float" office:value="0.157337441" calcext:value-type="float">
            <text:p>0,157337441</text:p>
          </table:table-cell>
          <table:table-cell table:formula="of:=[.F26]" office:value-type="float" office:value="0.160524273" calcext:value-type="float">
            <text:p>0,16052427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200118755" calcext:value-type="float">
            <text:p>0,200118755</text:p>
          </table:table-cell>
          <table:table-cell table:formula="of:=[.F13]" office:value-type="float" office:value="0.206117053" calcext:value-type="float">
            <text:p>0,206117053</text:p>
          </table:table-cell>
          <table:table-cell table:formula="of:=[.F20]" office:value-type="float" office:value="0.328794058" calcext:value-type="float">
            <text:p>0,328794058</text:p>
          </table:table-cell>
          <table:table-cell table:formula="of:=[.F27]" office:value-type="float" office:value="0.328719257" calcext:value-type="float">
            <text:p>0,32871925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1.124728233" calcext:value-type="float">
            <text:p>1,124728233</text:p>
          </table:table-cell>
          <table:table-cell table:formula="of:=[.F14]" office:value-type="float" office:value="1.137283555" calcext:value-type="float">
            <text:p>1,137283555</text:p>
          </table:table-cell>
          <table:table-cell table:formula="of:=[.F21]" office:value-type="float" office:value="1.881461409" calcext:value-type="float">
            <text:p>1,881461409</text:p>
          </table:table-cell>
          <table:table-cell table:formula="of:=[.F28]" office:value-type="float" office:value="1.886434294" calcext:value-type="float">
            <text:p>1,886434294</text:p>
          </table:table-cell>
        </table:table-row>
      </table:table>
      <table:table table:name="Quick" table:style-name="ta1">
        <table:shapes>
          <draw:frame draw:z-index="0" draw:style-name="gr1" draw:text-style-name="P1" svg:width="159.99mm" svg:height="89.99mm" svg:x="154.64mm" svg:y="82.74mm">
            <loext:p draw:notify-on-update-of-ranges="Quick.B32:Quick.B32 Quick.B33:Quick.B36 Quick.C32:Quick.C32 Quick.C33:Quick.C36 Quick.D32:Quick.D32 Quick.D33:Quick.D36 Quick.E32:Quick.E32 Quick.E33:Quick.E36 Quick.F32:Quick.F32 Quick.F33:Quick.F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9673586" calcext:value-type="float">
            <text:p>0,129673586</text:p>
          </table:table-cell>
          <table:table-cell office:value-type="float" office:value="0.126631792" calcext:value-type="float">
            <text:p>0,126631792</text:p>
          </table:table-cell>
          <table:table-cell office:value-type="float" office:value="0.127196468" calcext:value-type="float">
            <text:p>0,127196468</text:p>
          </table:table-cell>
          <table:table-cell table:formula="of:=MEDIAN([.C4];[.D4];[.E4])" office:value-type="float" office:value="0.127196468" calcext:value-type="float">
            <text:p>0,127196468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7160193" calcext:value-type="float">
            <text:p>0,267160193</text:p>
          </table:table-cell>
          <table:table-cell office:value-type="float" office:value="0.271216604" calcext:value-type="float">
            <text:p>0,271216604</text:p>
          </table:table-cell>
          <table:table-cell office:value-type="float" office:value="0.264665376" calcext:value-type="float">
            <text:p>0,264665376</text:p>
          </table:table-cell>
          <table:table-cell table:formula="of:=MEDIAN([.C5];[.D5];[.E5])" office:value-type="float" office:value="0.267160193" calcext:value-type="float">
            <text:p>0,267160193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5467983" calcext:value-type="float">
            <text:p>0,55467983</text:p>
          </table:table-cell>
          <table:table-cell office:value-type="float" office:value="0.56815571" calcext:value-type="float">
            <text:p>0,56815571</text:p>
          </table:table-cell>
          <table:table-cell office:value-type="float" office:value="0.570430529" calcext:value-type="float">
            <text:p>0,570430529</text:p>
          </table:table-cell>
          <table:table-cell table:formula="of:=MEDIAN([.C6];[.D6];[.E6])" office:value-type="float" office:value="0.56815571" calcext:value-type="float">
            <text:p>0,5681557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169807783" calcext:value-type="float">
            <text:p>3,169807783</text:p>
          </table:table-cell>
          <table:table-cell office:value-type="float" office:value="0.56815571" calcext:value-type="float">
            <text:p>0,56815571</text:p>
          </table:table-cell>
          <table:table-cell office:value-type="float" office:value="3.174489812" calcext:value-type="float">
            <text:p>3,174489812</text:p>
          </table:table-cell>
          <table:table-cell table:formula="of:=MEDIAN([.C7];[.D7];[.E7])" office:value-type="float" office:value="3.169807783" calcext:value-type="float">
            <text:p>3,1698077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33486311" calcext:value-type="float">
            <text:p>0,133486311</text:p>
          </table:table-cell>
          <table:table-cell office:value-type="float" office:value="0.132672379" calcext:value-type="float">
            <text:p>0,132672379</text:p>
          </table:table-cell>
          <table:table-cell office:value-type="float" office:value="0.129381934" calcext:value-type="float">
            <text:p>0,129381934</text:p>
          </table:table-cell>
          <table:table-cell table:formula="of:=MEDIAN([.C11];[.D11];[.E11])" office:value-type="float" office:value="0.132672379" calcext:value-type="float">
            <text:p>0,132672379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71059946" calcext:value-type="float">
            <text:p>0,271059946</text:p>
          </table:table-cell>
          <table:table-cell office:value-type="float" office:value="0.275611037" calcext:value-type="float">
            <text:p>0,275611037</text:p>
          </table:table-cell>
          <table:table-cell office:value-type="float" office:value="0.266924117" calcext:value-type="float">
            <text:p>0,266924117</text:p>
          </table:table-cell>
          <table:table-cell table:formula="of:=MEDIAN([.C12];[.D12];[.E12])" office:value-type="float" office:value="0.271059946" calcext:value-type="float">
            <text:p>0,271059946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77616638" calcext:value-type="float">
            <text:p>0,577616638</text:p>
          </table:table-cell>
          <table:table-cell office:value-type="float" office:value="0.572820142" calcext:value-type="float">
            <text:p>0,572820142</text:p>
          </table:table-cell>
          <table:table-cell office:value-type="float" office:value="0.555988156" calcext:value-type="float">
            <text:p>0,555988156</text:p>
          </table:table-cell>
          <table:table-cell table:formula="of:=MEDIAN([.C13];[.D13];[.E13])" office:value-type="float" office:value="0.572820142" calcext:value-type="float">
            <text:p>0,572820142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219882867" calcext:value-type="float">
            <text:p>3,219882867</text:p>
          </table:table-cell>
          <table:table-cell office:value-type="float" office:value="3.077778015" calcext:value-type="float">
            <text:p>3,077778015</text:p>
          </table:table-cell>
          <table:table-cell office:value-type="float" office:value="3.101804225" calcext:value-type="float">
            <text:p>3,101804225</text:p>
          </table:table-cell>
          <table:table-cell table:formula="of:=MEDIAN([.C14];[.D14];[.E14])" office:value-type="float" office:value="3.101804225" calcext:value-type="float">
            <text:p>3,1018042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32118354" calcext:value-type="float">
            <text:p>0,132118354</text:p>
          </table:table-cell>
          <table:table-cell office:value-type="float" office:value="0.131121358" calcext:value-type="float">
            <text:p>0,131121358</text:p>
          </table:table-cell>
          <table:table-cell office:value-type="float" office:value="0.127606982" calcext:value-type="float">
            <text:p>0,127606982</text:p>
          </table:table-cell>
          <table:table-cell table:formula="of:=MEDIAN([.C18];[.D18];[.E18])" office:value-type="float" office:value="0.131121358" calcext:value-type="float">
            <text:p>0,131121358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76018544" calcext:value-type="float">
            <text:p>0,276018544</text:p>
          </table:table-cell>
          <table:table-cell office:value-type="float" office:value="0.267213493" calcext:value-type="float">
            <text:p>0,267213493</text:p>
          </table:table-cell>
          <table:table-cell office:value-type="float" office:value="0.286557754" calcext:value-type="float">
            <text:p>0,286557754</text:p>
          </table:table-cell>
          <table:table-cell table:formula="of:=MEDIAN([.C19];[.D19];[.E19])" office:value-type="float" office:value="0.276018544" calcext:value-type="float">
            <text:p>0,27601854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73323583" calcext:value-type="float">
            <text:p>0,573323583</text:p>
          </table:table-cell>
          <table:table-cell office:value-type="float" office:value="0.575317406" calcext:value-type="float">
            <text:p>0,575317406</text:p>
          </table:table-cell>
          <table:table-cell office:value-type="float" office:value="0.585612903" calcext:value-type="float">
            <text:p>0,585612903</text:p>
          </table:table-cell>
          <table:table-cell table:formula="of:=MEDIAN([.C20];[.D20];[.E20])" office:value-type="float" office:value="0.575317406" calcext:value-type="float">
            <text:p>0,575317406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183365651" calcext:value-type="float">
            <text:p>3,183365651</text:p>
          </table:table-cell>
          <table:table-cell office:value-type="float" office:value="3.098005416" calcext:value-type="float">
            <text:p>3,098005416</text:p>
          </table:table-cell>
          <table:table-cell office:value-type="float" office:value="3.172996154" calcext:value-type="float">
            <text:p>3,172996154</text:p>
          </table:table-cell>
          <table:table-cell table:formula="of:=MEDIAN([.C21];[.D21];[.E21])" office:value-type="float" office:value="3.172996154" calcext:value-type="float">
            <text:p>3,17299615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126225345" calcext:value-type="float">
            <text:p>0,126225345</text:p>
          </table:table-cell>
          <table:table-cell office:value-type="float" office:value="0.130724123" calcext:value-type="float">
            <text:p>0,130724123</text:p>
          </table:table-cell>
          <table:table-cell office:value-type="float" office:value="0.127822357" calcext:value-type="float">
            <text:p>0,127822357</text:p>
          </table:table-cell>
          <table:table-cell table:formula="of:=MEDIAN([.C25];[.D25];[.E25])" office:value-type="float" office:value="0.127822357" calcext:value-type="float">
            <text:p>0,12782235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0.265671898" calcext:value-type="float">
            <text:p>0,265671898</text:p>
          </table:table-cell>
          <table:table-cell office:value-type="float" office:value="0.277651205" calcext:value-type="float">
            <text:p>0,277651205</text:p>
          </table:table-cell>
          <table:table-cell office:value-type="float" office:value="0.27388308" calcext:value-type="float">
            <text:p>0,27388308</text:p>
          </table:table-cell>
          <table:table-cell table:formula="of:=MEDIAN([.C26];[.D26];[.E26])" office:value-type="float" office:value="0.27388308" calcext:value-type="float">
            <text:p>0,2738830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0.590105104" calcext:value-type="float">
            <text:p>0,590105104</text:p>
          </table:table-cell>
          <table:table-cell office:value-type="float" office:value="0.574150811" calcext:value-type="float">
            <text:p>0,574150811</text:p>
          </table:table-cell>
          <table:table-cell office:value-type="float" office:value="0.574027993" calcext:value-type="float">
            <text:p>0,574027993</text:p>
          </table:table-cell>
          <table:table-cell table:formula="of:=MEDIAN([.C27];[.D27];[.E27])" office:value-type="float" office:value="0.574150811" calcext:value-type="float">
            <text:p>0,57415081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3.144975761" calcext:value-type="float">
            <text:p>3,144975761</text:p>
          </table:table-cell>
          <table:table-cell office:value-type="float" office:value="3.206946666" calcext:value-type="float">
            <text:p>3,206946666</text:p>
          </table:table-cell>
          <table:table-cell office:value-type="float" office:value="3.165438064" calcext:value-type="float">
            <text:p>3,165438064</text:p>
          </table:table-cell>
          <table:table-cell table:formula="of:=MEDIAN([.C28];[.D28];[.E28])" office:value-type="float" office:value="3.165438064" calcext:value-type="float">
            <text:p>3,16543806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0.127196468" calcext:value-type="float">
            <text:p>0,127196468</text:p>
          </table:table-cell>
          <table:table-cell table:formula="of:=[.F11]" office:value-type="float" office:value="0.132672379" calcext:value-type="float">
            <text:p>0,132672379</text:p>
          </table:table-cell>
          <table:table-cell table:formula="of:=[.F18]" office:value-type="float" office:value="0.131121358" calcext:value-type="float">
            <text:p>0,131121358</text:p>
          </table:table-cell>
          <table:table-cell table:formula="of:=[.F25]" office:value-type="float" office:value="0.127822357" calcext:value-type="float">
            <text:p>0,12782235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0.267160193" calcext:value-type="float">
            <text:p>0,267160193</text:p>
          </table:table-cell>
          <table:table-cell table:formula="of:=[.F12]" office:value-type="float" office:value="0.271059946" calcext:value-type="float">
            <text:p>0,271059946</text:p>
          </table:table-cell>
          <table:table-cell table:formula="of:=[.F19]" office:value-type="float" office:value="0.276018544" calcext:value-type="float">
            <text:p>0,276018544</text:p>
          </table:table-cell>
          <table:table-cell table:formula="of:=[.F26]" office:value-type="float" office:value="0.27388308" calcext:value-type="float">
            <text:p>0,2738830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0.56815571" calcext:value-type="float">
            <text:p>0,56815571</text:p>
          </table:table-cell>
          <table:table-cell table:formula="of:=[.F13]" office:value-type="float" office:value="0.572820142" calcext:value-type="float">
            <text:p>0,572820142</text:p>
          </table:table-cell>
          <table:table-cell table:formula="of:=[.F20]" office:value-type="float" office:value="0.575317406" calcext:value-type="float">
            <text:p>0,575317406</text:p>
          </table:table-cell>
          <table:table-cell table:formula="of:=[.F27]" office:value-type="float" office:value="0.574150811" calcext:value-type="float">
            <text:p>0,57415081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3.169807783" calcext:value-type="float">
            <text:p>3,169807783</text:p>
          </table:table-cell>
          <table:table-cell table:formula="of:=[.F14]" office:value-type="float" office:value="3.101804225" calcext:value-type="float">
            <text:p>3,101804225</text:p>
          </table:table-cell>
          <table:table-cell table:formula="of:=[.F21]" office:value-type="float" office:value="3.172996154" calcext:value-type="float">
            <text:p>3,172996154</text:p>
          </table:table-cell>
          <table:table-cell table:formula="of:=[.F28]" office:value-type="float" office:value="3.165438064" calcext:value-type="float">
            <text:p>3,165438064</text:p>
          </table:table-cell>
        </table:table-row>
      </table:table>
      <table:table table:name="Bubblesort" table:style-name="ta1">
        <table:shapes>
          <draw:frame draw:z-index="0" draw:style-name="gr1" draw:text-style-name="P1" svg:width="159.97mm" svg:height="90.04mm" svg:x="150.33mm" svg:y="100.41mm">
            <loext:p draw:notify-on-update-of-ranges="Bubblesort.B31:Bubblesort.B32 Bubblesort.B33:Bubblesort.B36 Bubblesort.C31:Bubblesort.C32 Bubblesort.C33:Bubblesort.C36 Bubblesort.D31:Bubblesort.D32 Bubblesort.D33:Bubblesort.D36 Bubblesort.E31:Bubblesort.E32 Bubblesort.E33:Bubblesort.E36 Bubblesort.F31:Bubblesort.F32 Bubblesort.F33:Bubblesort.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Crescen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25 Mil</text:p>
          </table:table-cell>
          <table:table-cell table:style-name="ce2" office:value-type="float" office:value="0.645732687" calcext:value-type="float">
            <text:p>0,645732687</text:p>
          </table:table-cell>
          <table:table-cell office:value-type="float" office:value="0.644547035" calcext:value-type="float">
            <text:p>0,644547035</text:p>
          </table:table-cell>
          <table:table-cell office:value-type="float" office:value="0.642288854" calcext:value-type="float">
            <text:p>0,642288854</text:p>
          </table:table-cell>
          <table:table-cell table:formula="of:=MEDIAN([.C4];[.D4];[.E4])*100" office:value-type="float" office:value="64.4547035" calcext:value-type="float">
            <text:p>64,4547035</text:p>
          </table:table-cell>
        </table:table-row>
        <table:table-row table:style-name="ro1">
          <table:table-cell/>
          <table:table-cell office:value-type="string" calcext:value-type="string">
            <text:p>50 Mil</text:p>
          </table:table-cell>
          <table:table-cell office:value-type="float" office:value="2.561236654" calcext:value-type="float">
            <text:p>2,561236654</text:p>
          </table:table-cell>
          <table:table-cell office:value-type="float" office:value="2.577490981" calcext:value-type="float">
            <text:p>2,577490981</text:p>
          </table:table-cell>
          <table:table-cell office:value-type="float" office:value="2.576152942" calcext:value-type="float">
            <text:p>2,576152942</text:p>
          </table:table-cell>
          <table:table-cell table:formula="of:=MEDIAN([.C5];[.D5];[.E5])*100" office:value-type="float" office:value="257.6152942" calcext:value-type="float">
            <text:p>257,6152942</text:p>
          </table:table-cell>
        </table:table-row>
        <table:table-row table:style-name="ro1">
          <table:table-cell/>
          <table:table-cell office:value-type="string" calcext:value-type="string">
            <text:p>100 Mil</text:p>
          </table:table-cell>
          <table:table-cell office:value-type="float" office:value="10.245982864" calcext:value-type="float">
            <text:p>10,245982864</text:p>
          </table:table-cell>
          <table:table-cell office:value-type="float" office:value="10.248429675" calcext:value-type="float">
            <text:p>10,248429675</text:p>
          </table:table-cell>
          <table:table-cell office:value-type="float" office:value="10.281290279" calcext:value-type="float">
            <text:p>10,281290279</text:p>
          </table:table-cell>
          <table:table-cell table:formula="of:=MEDIAN([.C6];[.D6];[.E6])*100" office:value-type="float" office:value="1024.8429675" calcext:value-type="float">
            <text:p>1024,8429675</text:p>
          </table:table-cell>
        </table:table-row>
        <table:table-row table:style-name="ro1">
          <table:table-cell/>
          <table:table-cell office:value-type="string" calcext:value-type="string">
            <text:p>500 Mil</text:p>
          </table:table-cell>
          <table:table-cell office:value-type="float" office:value="260.383789912" calcext:value-type="float">
            <text:p>260,383789912</text:p>
          </table:table-cell>
          <table:table-cell office:value-type="float" office:value="257.423978407" calcext:value-type="float">
            <text:p>257,423978407</text:p>
          </table:table-cell>
          <table:table-cell office:value-type="float" office:value="260.147110479" calcext:value-type="float">
            <text:p>260,147110479</text:p>
          </table:table-cell>
          <table:table-cell table:formula="of:=MEDIAN([.C7];[.D7];[.E7])*100" office:value-type="float" office:value="26014.7110479" calcext:value-type="float">
            <text:p>26014,711047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nado Decrescen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1.719071917" calcext:value-type="float">
            <text:p>1,719071917</text:p>
          </table:table-cell>
          <table:table-cell office:value-type="float" office:value="1.712792145" calcext:value-type="float">
            <text:p>1,712792145</text:p>
          </table:table-cell>
          <table:table-cell office:value-type="float" office:value="1.715216847" calcext:value-type="float">
            <text:p>1,715216847</text:p>
          </table:table-cell>
          <table:table-cell table:formula="of:=MEDIAN([.C11];[.D11];[.E11])*100" office:value-type="float" office:value="171.5216847" calcext:value-type="float">
            <text:p>171,521684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6.838478972" calcext:value-type="float">
            <text:p>6,838478972</text:p>
          </table:table-cell>
          <table:table-cell office:value-type="float" office:value="6.867514232" calcext:value-type="float">
            <text:p>6,867514232</text:p>
          </table:table-cell>
          <table:table-cell office:value-type="float" office:value="6.872168005" calcext:value-type="float">
            <text:p>6,872168005</text:p>
          </table:table-cell>
          <table:table-cell table:formula="of:=MEDIAN([.C12];[.D12];[.E12])*100" office:value-type="float" office:value="686.7514232" calcext:value-type="float">
            <text:p>686,7514232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27.512378921" calcext:value-type="float">
            <text:p>27,512378921</text:p>
          </table:table-cell>
          <table:table-cell office:value-type="float" office:value="27.608176975" calcext:value-type="float">
            <text:p>27,608176975</text:p>
          </table:table-cell>
          <table:table-cell office:value-type="float" office:value="27.499797021" calcext:value-type="float">
            <text:p>27,499797021</text:p>
          </table:table-cell>
          <table:table-cell table:formula="of:=MEDIAN([.C13];[.D13];[.E13])*100" office:value-type="float" office:value="2751.2378921" calcext:value-type="float">
            <text:p>2751,2378921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689.033924832" calcext:value-type="float">
            <text:p>689,033924832</text:p>
          </table:table-cell>
          <table:table-cell office:value-type="float" office:value="689.304884932" calcext:value-type="float">
            <text:p>689,304884932</text:p>
          </table:table-cell>
          <table:table-cell office:value-type="float" office:value="687.429538064" calcext:value-type="float">
            <text:p>687,429538064</text:p>
          </table:table-cell>
          <table:table-cell table:formula="of:=MEDIAN([.C14];[.D14];[.E14])*100" office:value-type="float" office:value="68903.3924832" calcext:value-type="float">
            <text:p>68903,39248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668018838" calcext:value-type="float">
            <text:p>0,668018838</text:p>
          </table:table-cell>
          <table:table-cell office:value-type="float" office:value="0.665786449" calcext:value-type="float">
            <text:p>0,665786449</text:p>
          </table:table-cell>
          <table:table-cell office:value-type="float" office:value="0.673396456" calcext:value-type="float">
            <text:p>0,673396456</text:p>
          </table:table-cell>
          <table:table-cell table:formula="of:=MEDIAN([.C18];[.D18];[.E18])*100" office:value-type="float" office:value="66.8018838" calcext:value-type="float">
            <text:p>66,8018838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67576644" calcext:value-type="float">
            <text:p>2,67576644</text:p>
          </table:table-cell>
          <table:table-cell office:value-type="float" office:value="2.689144726" calcext:value-type="float">
            <text:p>2,689144726</text:p>
          </table:table-cell>
          <table:table-cell office:value-type="float" office:value="2.676280917" calcext:value-type="float">
            <text:p>2,676280917</text:p>
          </table:table-cell>
          <table:table-cell table:formula="of:=MEDIAN([.C19];[.D19];[.E19])*100" office:value-type="float" office:value="267.6280917" calcext:value-type="float">
            <text:p>267,6280917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10.785542516" calcext:value-type="float">
            <text:p>10,785542516</text:p>
          </table:table-cell>
          <table:table-cell office:value-type="float" office:value="10.748052808" calcext:value-type="float">
            <text:p>10,748052808</text:p>
          </table:table-cell>
          <table:table-cell office:value-type="float" office:value="10.71827513" calcext:value-type="float">
            <text:p>10,71827513</text:p>
          </table:table-cell>
          <table:table-cell table:formula="of:=MEDIAN([.C20];[.D20];[.E20])*100" office:value-type="float" office:value="1074.8052808" calcext:value-type="float">
            <text:p>1074,8052808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68.959005712" calcext:value-type="float">
            <text:p>268,959005712</text:p>
          </table:table-cell>
          <table:table-cell office:value-type="float" office:value="316.200667338" calcext:value-type="float">
            <text:p>316,200667338</text:p>
          </table:table-cell>
          <table:table-cell office:value-type="float" office:value="272.161706875" calcext:value-type="float">
            <text:p>272,161706875</text:p>
          </table:table-cell>
          <table:table-cell table:formula="of:=MEDIAN([.C21];[.D21];[.E21])*100" office:value-type="float" office:value="27216.1706875" calcext:value-type="float">
            <text:p>27216,17068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ômico com Gigan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e 1</text:p>
          </table:table-cell>
          <table:table-cell table:style-name="ce1" office:value-type="string" calcext:value-type="string">
            <text:p>Teste 2</text:p>
          </table:table-cell>
          <table:table-cell table:style-name="ce1" office:value-type="string" calcext:value-type="string">
            <text:p>Test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style-name="ce2" office:value-type="float" office:value="0.671439207" calcext:value-type="float">
            <text:p>0,671439207</text:p>
          </table:table-cell>
          <table:table-cell office:value-type="float" office:value="0.671209249" calcext:value-type="float">
            <text:p>0,671209249</text:p>
          </table:table-cell>
          <table:table-cell office:value-type="float" office:value="0.690203157" calcext:value-type="float">
            <text:p>0,690203157</text:p>
          </table:table-cell>
          <table:table-cell table:formula="of:=MEDIAN([.C25];[.D25];[.E25])*100" office:value-type="float" office:value="67.1439207" calcext:value-type="float">
            <text:p>67,143920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float" office:value="2.677516478" calcext:value-type="float">
            <text:p>2,677516478</text:p>
          </table:table-cell>
          <table:table-cell office:value-type="float" office:value="2.689622789" calcext:value-type="float">
            <text:p>2,689622789</text:p>
          </table:table-cell>
          <table:table-cell office:value-type="float" office:value="2.675655863" calcext:value-type="float">
            <text:p>2,675655863</text:p>
          </table:table-cell>
          <table:table-cell table:formula="of:=MEDIAN([.C26];[.D26];[.E26])*100" office:value-type="float" office:value="267.7516478" calcext:value-type="float">
            <text:p>267,751647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10.850632477" calcext:value-type="float">
            <text:p>10,850632477</text:p>
          </table:table-cell>
          <table:table-cell office:value-type="float" office:value="10.847155237" calcext:value-type="float">
            <text:p>10,847155237</text:p>
          </table:table-cell>
          <table:table-cell office:value-type="float" office:value="12.783790541" calcext:value-type="float">
            <text:p>12,783790541</text:p>
          </table:table-cell>
          <table:table-cell table:formula="of:=MEDIAN([.C27];[.D27];[.E27])*100" office:value-type="float" office:value="1085.0632477" calcext:value-type="float">
            <text:p>1085,063247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office:value-type="float" office:value="278.250888244" calcext:value-type="float">
            <text:p>278,250888244</text:p>
          </table:table-cell>
          <table:table-cell office:value-type="float" office:value="275.65680537" calcext:value-type="float">
            <text:p>275,65680537</text:p>
          </table:table-cell>
          <table:table-cell office:value-type="float" office:value="269.911156989" calcext:value-type="float">
            <text:p>269,911156989</text:p>
          </table:table-cell>
          <table:table-cell table:formula="of:=MEDIAN([.C28];[.D28];[.E28])*100" office:value-type="float" office:value="27565.680537" calcext:value-type="float">
            <text:p>27565,68053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ad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. C.</text:p>
          </table:table-cell>
          <table:table-cell office:value-type="string" calcext:value-type="string">
            <text:p>Ord. D.</text:p>
          </table:table-cell>
          <table:table-cell office:value-type="string" calcext:value-type="string">
            <text:p>Ran. Nor.</text:p>
          </table:table-cell>
          <table:table-cell office:value-type="string" calcext:value-type="string">
            <text:p>Ran. Gig.</text:p>
          </table:table-cell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table:formula="of:=[.F4]" office:value-type="float" office:value="64.4547035" calcext:value-type="float">
            <text:p>64,4547035</text:p>
          </table:table-cell>
          <table:table-cell table:formula="of:=[.F11]" office:value-type="float" office:value="171.5216847" calcext:value-type="float">
            <text:p>171,5216847</text:p>
          </table:table-cell>
          <table:table-cell table:formula="of:=[.F18]" office:value-type="float" office:value="66.8018838" calcext:value-type="float">
            <text:p>66,8018838</text:p>
          </table:table-cell>
          <table:table-cell table:formula="of:=[.F25]" office:value-type="float" office:value="67.1439207" calcext:value-type="float">
            <text:p>67,1439207</text:p>
          </table:table-cell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table:formula="of:=[.F5]" office:value-type="float" office:value="257.6152942" calcext:value-type="float">
            <text:p>257,6152942</text:p>
          </table:table-cell>
          <table:table-cell table:formula="of:=[.F12]" office:value-type="float" office:value="686.7514232" calcext:value-type="float">
            <text:p>686,7514232</text:p>
          </table:table-cell>
          <table:table-cell table:formula="of:=[.F19]" office:value-type="float" office:value="267.6280917" calcext:value-type="float">
            <text:p>267,6280917</text:p>
          </table:table-cell>
          <table:table-cell table:formula="of:=[.F26]" office:value-type="float" office:value="267.7516478" calcext:value-type="float">
            <text:p>267,7516478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table:formula="of:=[.F6]" office:value-type="float" office:value="1024.8429675" calcext:value-type="float">
            <text:p>1024,8429675</text:p>
          </table:table-cell>
          <table:table-cell table:formula="of:=[.F13]" office:value-type="float" office:value="2751.2378921" calcext:value-type="float">
            <text:p>2751,2378921</text:p>
          </table:table-cell>
          <table:table-cell table:formula="of:=[.F20]" office:value-type="float" office:value="1074.8052808" calcext:value-type="float">
            <text:p>1074,8052808</text:p>
          </table:table-cell>
          <table:table-cell table:formula="of:=[.F27]" office:value-type="float" office:value="1085.0632477" calcext:value-type="float">
            <text:p>1085,0632477</text:p>
          </table:table-cell>
        </table:table-row>
        <table:table-row table:style-name="ro1">
          <table:table-cell/>
          <table:table-cell office:value-type="string" calcext:value-type="string">
            <text:p>500k</text:p>
          </table:table-cell>
          <table:table-cell table:formula="of:=[.F7]" office:value-type="float" office:value="26014.7110479" calcext:value-type="float">
            <text:p>26014,7110479</text:p>
          </table:table-cell>
          <table:table-cell table:formula="of:=[.F14]" office:value-type="float" office:value="68903.3924832" calcext:value-type="float">
            <text:p>68903,3924832</text:p>
          </table:table-cell>
          <table:table-cell table:formula="of:=[.F21]" office:value-type="float" office:value="27216.1706875" calcext:value-type="float">
            <text:p>27216,1706875</text:p>
          </table:table-cell>
          <table:table-cell table:formula="of:=[.F28]" office:value-type="float" office:value="27565.680537" calcext:value-type="float">
            <text:p>27565,680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2:14:46.233560265</meta:creation-date>
    <dc:date>2017-08-26T13:26:40.531362539</dc:date>
    <meta:editing-duration>PT1H1M32S</meta:editing-duration>
    <meta:editing-cycles>28</meta:editing-cycles>
    <meta:generator>LibreOffice/5.3.3.2$Linux_X86_64 LibreOffice_project/3d9a8b4b4e538a85e0782bd6c2d430bafe583448</meta:generator>
    <meta:document-statistic meta:table-count="7" meta:cell-count="87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682cm" svg:y="3.562cm" style:legend-expansion="high" chart:style-name="ch2"/>
        <chart:plot-area chart:style-name="ch3" table:cell-range-address="Bubblesort.B31:Bubblesort.F36" chart:data-source-has-labels="both" svg:x="0.319cm" svg:y="0.18cm" svg:width="13.044cm" svg:height="8.645cm">
          <chartooo:coordinate-region svg:x="1.496cm" svg:y="0.353cm" svg:width="11.867cm" svg:height="7.878cm"/>
          <chart:axis chart:dimension="x" chart:name="primary-x" chart:style-name="ch4" chartooo:axis-type="auto">
            <chartooo:date-scale/>
            <chart:categories table:cell-range-address="Bubblesort.B33:Bubblesort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bblesort.C33:Bubblesort.C36" chart:label-cell-address="Bubblesort.C31:Bubblesort.C32" chart:class="chart:bar">
            <chart:data-point chart:repeated="4"/>
          </chart:series>
          <chart:series chart:style-name="ch8" chart:values-cell-range-address="Bubblesort.D33:Bubblesort.D36" chart:label-cell-address="Bubblesort.D31:Bubblesort.D32" chart:class="chart:bar">
            <chart:data-point chart:repeated="4"/>
          </chart:series>
          <chart:series chart:style-name="ch9" chart:values-cell-range-address="Bubblesort.E33:Bubblesort.E36" chart:label-cell-address="Bubblesort.E31:Bubblesort.E32" chart:class="chart:bar">
            <chart:data-point chart:repeated="4"/>
          </chart:series>
          <chart:series chart:style-name="ch10" chart:values-cell-range-address="Bubblesort.F33:Bubblesort.F36" chart:label-cell-address="Bubblesort.F31:Bubblesort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text:list>
                  <text:list-item>
                    <text:p/>
                  </text:list-item>
                  <text:list-item>
                    <text:p>Ord. C.</text:p>
                  </text:list-item>
                </text:list>
                <draw:g>
                  <svg:desc>Bubblesort.C31:Bubblesort.C32</svg:desc>
                </draw:g>
              </table:table-cell>
              <table:table-cell office:value-type="string">
                <text:p>Ord. D.</text:p>
                <text:list>
                  <text:list-item>
                    <text:p/>
                  </text:list-item>
                  <text:list-item>
                    <text:p>Ord. D.</text:p>
                  </text:list-item>
                </text:list>
                <draw:g>
                  <svg:desc>Bubblesort.D31:Bubblesort.D32</svg:desc>
                </draw:g>
              </table:table-cell>
              <table:table-cell office:value-type="string">
                <text:p>Ran. Nor.</text:p>
                <text:list>
                  <text:list-item>
                    <text:p/>
                  </text:list-item>
                  <text:list-item>
                    <text:p>Ran. Nor.</text:p>
                  </text:list-item>
                </text:list>
                <draw:g>
                  <svg:desc>Bubblesort.E31:Bubblesort.E32</svg:desc>
                </draw:g>
              </table:table-cell>
              <table:table-cell office:value-type="string">
                <text:p>Ran. Gig.</text:p>
                <text:list>
                  <text:list-item>
                    <text:p/>
                  </text:list-item>
                  <text:list-item>
                    <text:p>Ran. Gig.</text:p>
                  </text:list-item>
                </text:list>
                <draw:g>
                  <svg:desc>Bubblesort.F31:Bubblesort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Bubblesort.B33:Bubblesort.B36</svg:desc>
                </draw:g>
              </table:table-cell>
              <table:table-cell office:value-type="float" office:value="64.4547035">
                <text:p>64.4547035</text:p>
                <draw:g>
                  <svg:desc>Bubblesort.C33:Bubblesort.C36</svg:desc>
                </draw:g>
              </table:table-cell>
              <table:table-cell office:value-type="float" office:value="171.5216847">
                <text:p>171.5216847</text:p>
                <draw:g>
                  <svg:desc>Bubblesort.D33:Bubblesort.D36</svg:desc>
                </draw:g>
              </table:table-cell>
              <table:table-cell office:value-type="float" office:value="66.8018838">
                <text:p>66.8018838</text:p>
                <draw:g>
                  <svg:desc>Bubblesort.E33:Bubblesort.E36</svg:desc>
                </draw:g>
              </table:table-cell>
              <table:table-cell office:value-type="float" office:value="67.1439207">
                <text:p>67.1439207</text:p>
                <draw:g>
                  <svg:desc>Bubblesort.F33:Bubblesort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257.6152942">
                <text:p>257.6152942</text:p>
              </table:table-cell>
              <table:table-cell office:value-type="float" office:value="686.7514232">
                <text:p>686.7514232</text:p>
              </table:table-cell>
              <table:table-cell office:value-type="float" office:value="267.6280917">
                <text:p>267.6280917</text:p>
              </table:table-cell>
              <table:table-cell office:value-type="float" office:value="267.7516478">
                <text:p>267.7516478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1024.8429675">
                <text:p>1024.8429675</text:p>
              </table:table-cell>
              <table:table-cell office:value-type="float" office:value="2751.2378921">
                <text:p>2751.2378921</text:p>
              </table:table-cell>
              <table:table-cell office:value-type="float" office:value="1074.8052808">
                <text:p>1074.8052808</text:p>
              </table:table-cell>
              <table:table-cell office:value-type="float" office:value="1085.0632477">
                <text:p>1085.0632477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26014.7110479">
                <text:p>26014.7110479</text:p>
              </table:table-cell>
              <table:table-cell office:value-type="float" office:value="68903.3924832">
                <text:p>68903.3924832</text:p>
              </table:table-cell>
              <table:table-cell office:value-type="float" office:value="27216.1706875">
                <text:p>27216.1706875</text:p>
              </table:table-cell>
              <table:table-cell office:value-type="float" office:value="27565.680537">
                <text:p>27565.680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56cm" style:legend-expansion="high" chart:style-name="ch2"/>
        <chart:plot-area chart:style-name="ch3" table:cell-range-address="Quick.B32:Quick.F36" chart:data-source-has-labels="both" svg:x="0.32cm" svg:y="0.18cm" svg:width="13.15cm" svg:height="8.64cm">
          <chartooo:coordinate-region svg:x="1.047cm" svg:y="0.354cm" svg:width="12.423cm" svg:height="7.872cm"/>
          <chart:axis chart:dimension="x" chart:name="primary-x" chart:style-name="ch4" chartooo:axis-type="auto">
            <chartooo:date-scale/>
            <chart:categories table:cell-range-address="Quick.B33:Quick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ick.C33:Quick.C36" chart:label-cell-address="Quick.C32:Quick.C32" chart:class="chart:bar">
            <chart:data-point chart:repeated="4"/>
          </chart:series>
          <chart:series chart:style-name="ch8" chart:values-cell-range-address="Quick.D33:Quick.D36" chart:label-cell-address="Quick.D32:Quick.D32" chart:class="chart:bar">
            <chart:data-point chart:repeated="4"/>
          </chart:series>
          <chart:series chart:style-name="ch9" chart:values-cell-range-address="Quick.E33:Quick.E36" chart:label-cell-address="Quick.E32:Quick.E32" chart:class="chart:bar">
            <chart:data-point chart:repeated="4"/>
          </chart:series>
          <chart:series chart:style-name="ch10" chart:values-cell-range-address="Quick.F33:Quick.F36" chart:label-cell-address="Quick.F32:Quick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Quick.C32:Quick.C32</svg:desc>
                </draw:g>
              </table:table-cell>
              <table:table-cell office:value-type="string">
                <text:p>Ord. D.</text:p>
                <draw:g>
                  <svg:desc>Quick.D32:Quick.D32</svg:desc>
                </draw:g>
              </table:table-cell>
              <table:table-cell office:value-type="string">
                <text:p>Ran. Nor.</text:p>
                <draw:g>
                  <svg:desc>Quick.E32:Quick.E32</svg:desc>
                </draw:g>
              </table:table-cell>
              <table:table-cell office:value-type="string">
                <text:p>Ran. Gig.</text:p>
                <draw:g>
                  <svg:desc>Quick.F32:Quick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Quick.B33:Quick.B36</svg:desc>
                </draw:g>
              </table:table-cell>
              <table:table-cell office:value-type="float" office:value="0.127196468">
                <text:p>0.127196468</text:p>
                <draw:g>
                  <svg:desc>Quick.C33:Quick.C36</svg:desc>
                </draw:g>
              </table:table-cell>
              <table:table-cell office:value-type="float" office:value="0.132672379">
                <text:p>0.132672379</text:p>
                <draw:g>
                  <svg:desc>Quick.D33:Quick.D36</svg:desc>
                </draw:g>
              </table:table-cell>
              <table:table-cell office:value-type="float" office:value="0.131121358">
                <text:p>0.131121358</text:p>
                <draw:g>
                  <svg:desc>Quick.E33:Quick.E36</svg:desc>
                </draw:g>
              </table:table-cell>
              <table:table-cell office:value-type="float" office:value="0.127822357">
                <text:p>0.127822357</text:p>
                <draw:g>
                  <svg:desc>Quick.F33:Quick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267160193">
                <text:p>0.267160193</text:p>
              </table:table-cell>
              <table:table-cell office:value-type="float" office:value="0.271059946">
                <text:p>0.271059946</text:p>
              </table:table-cell>
              <table:table-cell office:value-type="float" office:value="0.276018544">
                <text:p>0.276018544</text:p>
              </table:table-cell>
              <table:table-cell office:value-type="float" office:value="0.27388308">
                <text:p>0.27388308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56815571">
                <text:p>0.56815571</text:p>
              </table:table-cell>
              <table:table-cell office:value-type="float" office:value="0.572820142">
                <text:p>0.572820142</text:p>
              </table:table-cell>
              <table:table-cell office:value-type="float" office:value="0.575317406">
                <text:p>0.575317406</text:p>
              </table:table-cell>
              <table:table-cell office:value-type="float" office:value="0.574150811">
                <text:p>0.574150811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3.169807783">
                <text:p>3.169807783</text:p>
              </table:table-cell>
              <table:table-cell office:value-type="float" office:value="3.101804225">
                <text:p>3.101804225</text:p>
              </table:table-cell>
              <table:table-cell office:value-type="float" office:value="3.172996154">
                <text:p>3.172996154</text:p>
              </table:table-cell>
              <table:table-cell office:value-type="float" office:value="3.165438064">
                <text:p>3.165438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Merge.B32:Merge.F36" chart:data-source-has-labels="both" svg:x="0.319cm" svg:y="0.18cm" svg:width="13.15cm" svg:height="8.646cm">
          <chartooo:coordinate-region svg:x="1.046cm" svg:y="0.354cm" svg:width="12.423cm" svg:height="7.878cm"/>
          <chart:axis chart:dimension="x" chart:name="primary-x" chart:style-name="ch4" chartooo:axis-type="auto">
            <chartooo:date-scale/>
            <chart:categories table:cell-range-address="Merge.B33:Merge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rge.C33:Merge.C36" chart:label-cell-address="Merge.C32:Merge.C32" chart:class="chart:bar">
            <chart:data-point chart:repeated="4"/>
          </chart:series>
          <chart:series chart:style-name="ch8" chart:values-cell-range-address="Merge.D33:Merge.D36" chart:label-cell-address="Merge.D32:Merge.D32" chart:class="chart:bar">
            <chart:data-point chart:repeated="4"/>
          </chart:series>
          <chart:series chart:style-name="ch9" chart:values-cell-range-address="Merge.E33:Merge.E36" chart:label-cell-address="Merge.E32:Merge.E32" chart:class="chart:bar">
            <chart:data-point chart:repeated="4"/>
          </chart:series>
          <chart:series chart:style-name="ch10" chart:values-cell-range-address="Merge.F33:Merge.F36" chart:label-cell-address="Merge.F32:Merge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Merge.C32:Merge.C32</svg:desc>
                </draw:g>
              </table:table-cell>
              <table:table-cell office:value-type="string">
                <text:p>Ord. D.</text:p>
                <draw:g>
                  <svg:desc>Merge.D32:Merge.D32</svg:desc>
                </draw:g>
              </table:table-cell>
              <table:table-cell office:value-type="string">
                <text:p>Ran. Nor.</text:p>
                <draw:g>
                  <svg:desc>Merge.E32:Merge.E32</svg:desc>
                </draw:g>
              </table:table-cell>
              <table:table-cell office:value-type="string">
                <text:p>Ran. Gig.</text:p>
                <draw:g>
                  <svg:desc>Merge.F32:Merge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Merge.B33:Merge.B36</svg:desc>
                </draw:g>
              </table:table-cell>
              <table:table-cell office:value-type="float" office:value="0.045125872">
                <text:p>0.045125872</text:p>
                <draw:g>
                  <svg:desc>Merge.C33:Merge.C36</svg:desc>
                </draw:g>
              </table:table-cell>
              <table:table-cell office:value-type="float" office:value="0.047843529">
                <text:p>0.047843529</text:p>
                <draw:g>
                  <svg:desc>Merge.D33:Merge.D36</svg:desc>
                </draw:g>
              </table:table-cell>
              <table:table-cell office:value-type="float" office:value="0.074517019">
                <text:p>0.074517019</text:p>
                <draw:g>
                  <svg:desc>Merge.E33:Merge.E36</svg:desc>
                </draw:g>
              </table:table-cell>
              <table:table-cell office:value-type="float" office:value="0.073435359">
                <text:p>0.073435359</text:p>
                <draw:g>
                  <svg:desc>Merge.F33:Merge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094795806">
                <text:p>0.094795806</text:p>
              </table:table-cell>
              <table:table-cell office:value-type="float" office:value="0.099235324">
                <text:p>0.099235324</text:p>
              </table:table-cell>
              <table:table-cell office:value-type="float" office:value="0.157337441">
                <text:p>0.157337441</text:p>
              </table:table-cell>
              <table:table-cell office:value-type="float" office:value="0.160524273">
                <text:p>0.160524273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200118755">
                <text:p>0.200118755</text:p>
              </table:table-cell>
              <table:table-cell office:value-type="float" office:value="0.206117053">
                <text:p>0.206117053</text:p>
              </table:table-cell>
              <table:table-cell office:value-type="float" office:value="0.328794058">
                <text:p>0.328794058</text:p>
              </table:table-cell>
              <table:table-cell office:value-type="float" office:value="0.328719257">
                <text:p>0.328719257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1.124728233">
                <text:p>1.124728233</text:p>
              </table:table-cell>
              <table:table-cell office:value-type="float" office:value="1.137283555">
                <text:p>1.137283555</text:p>
              </table:table-cell>
              <table:table-cell office:value-type="float" office:value="1.881461409">
                <text:p>1.881461409</text:p>
              </table:table-cell>
              <table:table-cell office:value-type="float" office:value="1.886434294">
                <text:p>1.886434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Heap.B32:Heap.F36" chart:data-source-has-labels="both" svg:x="0.319cm" svg:y="0.18cm" svg:width="13.15cm" svg:height="8.646cm">
          <chartooo:coordinate-region svg:x="1.046cm" svg:y="0.353cm" svg:width="12.423cm" svg:height="7.879cm"/>
          <chart:axis chart:dimension="x" chart:name="primary-x" chart:style-name="ch4" chartooo:axis-type="auto">
            <chartooo:date-scale/>
            <chart:categories table:cell-range-address="Heap.B33:Heap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eap.C33:Heap.C36" chart:label-cell-address="Heap.C32:Heap.C32" chart:class="chart:bar">
            <chart:data-point chart:repeated="4"/>
          </chart:series>
          <chart:series chart:style-name="ch8" chart:values-cell-range-address="Heap.D33:Heap.D36" chart:label-cell-address="Heap.D32:Heap.D32" chart:class="chart:bar">
            <chart:data-point chart:repeated="4"/>
          </chart:series>
          <chart:series chart:style-name="ch9" chart:values-cell-range-address="Heap.E33:Heap.E36" chart:label-cell-address="Heap.E32:Heap.E32" chart:class="chart:bar">
            <chart:data-point chart:repeated="4"/>
          </chart:series>
          <chart:series chart:style-name="ch10" chart:values-cell-range-address="Heap.F33:Heap.F36" chart:label-cell-address="Heap.F32:Heap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Heap.C32:Heap.C32</svg:desc>
                </draw:g>
              </table:table-cell>
              <table:table-cell office:value-type="string">
                <text:p>Ord. D.</text:p>
                <draw:g>
                  <svg:desc>Heap.D32:Heap.D32</svg:desc>
                </draw:g>
              </table:table-cell>
              <table:table-cell office:value-type="string">
                <text:p>Ran. Nor.</text:p>
                <draw:g>
                  <svg:desc>Heap.E32:Heap.E32</svg:desc>
                </draw:g>
              </table:table-cell>
              <table:table-cell office:value-type="string">
                <text:p>Ran. Gig.</text:p>
                <draw:g>
                  <svg:desc>Heap.F32:Heap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Heap.B33:Heap.B36</svg:desc>
                </draw:g>
              </table:table-cell>
              <table:table-cell office:value-type="float" office:value="0.168326811">
                <text:p>0.168326811</text:p>
                <draw:g>
                  <svg:desc>Heap.C33:Heap.C36</svg:desc>
                </draw:g>
              </table:table-cell>
              <table:table-cell office:value-type="float" office:value="0.107862306">
                <text:p>0.107862306</text:p>
                <draw:g>
                  <svg:desc>Heap.D33:Heap.D36</svg:desc>
                </draw:g>
              </table:table-cell>
              <table:table-cell office:value-type="float" office:value="0.112109292">
                <text:p>0.112109292</text:p>
                <draw:g>
                  <svg:desc>Heap.E33:Heap.E36</svg:desc>
                </draw:g>
              </table:table-cell>
              <table:table-cell office:value-type="float" office:value="0.114206737">
                <text:p>0.114206737</text:p>
                <draw:g>
                  <svg:desc>Heap.F33:Heap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363888308">
                <text:p>0.363888308</text:p>
              </table:table-cell>
              <table:table-cell office:value-type="float" office:value="0.235091823">
                <text:p>0.235091823</text:p>
              </table:table-cell>
              <table:table-cell office:value-type="float" office:value="0.244309219">
                <text:p>0.244309219</text:p>
              </table:table-cell>
              <table:table-cell office:value-type="float" office:value="0.24420122">
                <text:p>0.24420122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76978209">
                <text:p>0.76978209</text:p>
              </table:table-cell>
              <table:table-cell office:value-type="float" office:value="0.494291783">
                <text:p>0.494291783</text:p>
              </table:table-cell>
              <table:table-cell office:value-type="float" office:value="0.530852359">
                <text:p>0.530852359</text:p>
              </table:table-cell>
              <table:table-cell office:value-type="float" office:value="0.525119768">
                <text:p>0.525119768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4.460924587">
                <text:p>4.460924587</text:p>
              </table:table-cell>
              <table:table-cell office:value-type="float" office:value="2.770729359">
                <text:p>2.770729359</text:p>
              </table:table-cell>
              <table:table-cell office:value-type="float" office:value="3.000695378">
                <text:p>3.000695378</text:p>
              </table:table-cell>
              <table:table-cell office:value-type="float" office:value="3.055003065">
                <text:p>3.0550030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Counting.B32:Counting.F36" chart:data-source-has-labels="both" svg:x="0.319cm" svg:y="0.18cm" svg:width="13.15cm" svg:height="8.646cm">
          <chartooo:coordinate-region svg:x="1.126cm" svg:y="0.354cm" svg:width="12.343cm" svg:height="7.878cm"/>
          <chart:axis chart:dimension="x" chart:name="primary-x" chart:style-name="ch4" chartooo:axis-type="auto">
            <chartooo:date-scale/>
            <chart:categories table:cell-range-address="Counting.B33:Counting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ing.C33:Counting.C36" chart:label-cell-address="Counting.C32:Counting.C32" chart:class="chart:bar">
            <chart:data-point chart:repeated="4"/>
          </chart:series>
          <chart:series chart:style-name="ch8" chart:values-cell-range-address="Counting.D33:Counting.D36" chart:label-cell-address="Counting.D32:Counting.D32" chart:class="chart:bar">
            <chart:data-point chart:repeated="4"/>
          </chart:series>
          <chart:series chart:style-name="ch9" chart:values-cell-range-address="Counting.E33:Counting.E36" chart:label-cell-address="Counting.E32:Counting.E32" chart:class="chart:bar">
            <chart:data-point chart:repeated="4"/>
          </chart:series>
          <chart:series chart:style-name="ch10" chart:values-cell-range-address="Counting.F33:Counting.F36" chart:label-cell-address="Counting.F32:Counting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Counting.C32:Counting.C32</svg:desc>
                </draw:g>
              </table:table-cell>
              <table:table-cell office:value-type="string">
                <text:p>Ord. D.</text:p>
                <draw:g>
                  <svg:desc>Counting.D32:Counting.D32</svg:desc>
                </draw:g>
              </table:table-cell>
              <table:table-cell office:value-type="string">
                <text:p>Ran. Nor.</text:p>
                <draw:g>
                  <svg:desc>Counting.E32:Counting.E32</svg:desc>
                </draw:g>
              </table:table-cell>
              <table:table-cell office:value-type="string">
                <text:p>Ran. Gig.</text:p>
                <draw:g>
                  <svg:desc>Counting.F32:Counting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Counting.B33:Counting.B36</svg:desc>
                </draw:g>
              </table:table-cell>
              <table:table-cell office:value-type="float" office:value="0.628011926">
                <text:p>0.628011926</text:p>
                <draw:g>
                  <svg:desc>Counting.C33:Counting.C36</svg:desc>
                </draw:g>
              </table:table-cell>
              <table:table-cell office:value-type="float" office:value="0.627367676">
                <text:p>0.627367676</text:p>
                <draw:g>
                  <svg:desc>Counting.D33:Counting.D36</svg:desc>
                </draw:g>
              </table:table-cell>
              <table:table-cell office:value-type="float" office:value="0.425401046">
                <text:p>0.425401046</text:p>
                <draw:g>
                  <svg:desc>Counting.E33:Counting.E36</svg:desc>
                </draw:g>
              </table:table-cell>
              <table:table-cell office:value-type="float" office:value="0.698396665">
                <text:p>0.698396665</text:p>
                <draw:g>
                  <svg:desc>Counting.F33:Counting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2.22128508">
                <text:p>2.22128508</text:p>
              </table:table-cell>
              <table:table-cell office:value-type="float" office:value="2.245714238">
                <text:p>2.245714238</text:p>
              </table:table-cell>
              <table:table-cell office:value-type="float" office:value="1.582190822">
                <text:p>1.582190822</text:p>
              </table:table-cell>
              <table:table-cell office:value-type="float" office:value="2.133846849">
                <text:p>2.133846849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8.37829386">
                <text:p>8.37829386</text:p>
              </table:table-cell>
              <table:table-cell office:value-type="float" office:value="8.40718808">
                <text:p>8.40718808</text:p>
              </table:table-cell>
              <table:table-cell office:value-type="float" office:value="5.764214484">
                <text:p>5.764214484</text:p>
              </table:table-cell>
              <table:table-cell office:value-type="float" office:value="6.775282644">
                <text:p>6.775282644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252.815764278">
                <text:p>252.815764278</text:p>
              </table:table-cell>
              <table:table-cell office:value-type="float" office:value="258.990001135">
                <text:p>258.990001135</text:p>
              </table:table-cell>
              <table:table-cell office:value-type="float" office:value="159.008444083">
                <text:p>159.008444083</text:p>
              </table:table-cell>
              <table:table-cell office:value-type="float" office:value="166.540799009">
                <text:p>166.5407990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Bucket.B32:Bucket.F36" chart:data-source-has-labels="both" svg:x="0.319cm" svg:y="0.18cm" svg:width="13.15cm" svg:height="8.646cm">
          <chartooo:coordinate-region svg:x="1.046cm" svg:y="0.354cm" svg:width="12.423cm" svg:height="7.878cm"/>
          <chart:axis chart:dimension="x" chart:name="primary-x" chart:style-name="ch4" chartooo:axis-type="auto">
            <chartooo:date-scale/>
            <chart:categories table:cell-range-address="Bucket.B33:Bucket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cket.C33:Bucket.C36" chart:label-cell-address="Bucket.C32:Bucket.C32" chart:class="chart:bar">
            <chart:data-point chart:repeated="4"/>
          </chart:series>
          <chart:series chart:style-name="ch8" chart:values-cell-range-address="Bucket.D33:Bucket.D36" chart:label-cell-address="Bucket.D32:Bucket.D32" chart:class="chart:bar">
            <chart:data-point chart:repeated="4"/>
          </chart:series>
          <chart:series chart:style-name="ch9" chart:values-cell-range-address="Bucket.E33:Bucket.E36" chart:label-cell-address="Bucket.E32:Bucket.E32" chart:class="chart:bar">
            <chart:data-point chart:repeated="4"/>
          </chart:series>
          <chart:series chart:style-name="ch10" chart:values-cell-range-address="Bucket.F33:Bucket.F36" chart:label-cell-address="Bucket.F32:Bucket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Bucket.C32:Bucket.C32</svg:desc>
                </draw:g>
              </table:table-cell>
              <table:table-cell office:value-type="string">
                <text:p>Ord. D.</text:p>
                <draw:g>
                  <svg:desc>Bucket.D32:Bucket.D32</svg:desc>
                </draw:g>
              </table:table-cell>
              <table:table-cell office:value-type="string">
                <text:p>Ran. Nor.</text:p>
                <draw:g>
                  <svg:desc>Bucket.E32:Bucket.E32</svg:desc>
                </draw:g>
              </table:table-cell>
              <table:table-cell office:value-type="string">
                <text:p>Ran. Gig.</text:p>
                <draw:g>
                  <svg:desc>Bucket.F32:Bucket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Bucket.B33:Bucket.B36</svg:desc>
                </draw:g>
              </table:table-cell>
              <table:table-cell office:value-type="float" office:value="0.124625657">
                <text:p>0.124625657</text:p>
                <draw:g>
                  <svg:desc>Bucket.C33:Bucket.C36</svg:desc>
                </draw:g>
              </table:table-cell>
              <table:table-cell office:value-type="float" office:value="0.12325116">
                <text:p>0.12325116</text:p>
                <draw:g>
                  <svg:desc>Bucket.D33:Bucket.D36</svg:desc>
                </draw:g>
              </table:table-cell>
              <table:table-cell office:value-type="float" office:value="0.125740565">
                <text:p>0.125740565</text:p>
                <draw:g>
                  <svg:desc>Bucket.E33:Bucket.E36</svg:desc>
                </draw:g>
              </table:table-cell>
              <table:table-cell office:value-type="float" office:value="0.149163215">
                <text:p>0.149163215</text:p>
                <draw:g>
                  <svg:desc>Bucket.F33:Bucket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260655995">
                <text:p>0.260655995</text:p>
              </table:table-cell>
              <table:table-cell office:value-type="float" office:value="0.260142836">
                <text:p>0.260142836</text:p>
              </table:table-cell>
              <table:table-cell office:value-type="float" office:value="0.261980533">
                <text:p>0.261980533</text:p>
              </table:table-cell>
              <table:table-cell office:value-type="float" office:value="0.307335784">
                <text:p>0.307335784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541643437">
                <text:p>0.541643437</text:p>
              </table:table-cell>
              <table:table-cell office:value-type="float" office:value="0.542874645">
                <text:p>0.542874645</text:p>
              </table:table-cell>
              <table:table-cell office:value-type="float" office:value="0.551572161">
                <text:p>0.551572161</text:p>
              </table:table-cell>
              <table:table-cell office:value-type="float" office:value="0.640359923">
                <text:p>0.640359923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2.999137717">
                <text:p>2.999137717</text:p>
              </table:table-cell>
              <table:table-cell office:value-type="float" office:value="2.987142802">
                <text:p>2.987142802</text:p>
              </table:table-cell>
              <table:table-cell office:value-type="float" office:value="2.996337828">
                <text:p>2.996337828</text:p>
              </table:table-cell>
              <table:table-cell office:value-type="float" office:value="3.453753035">
                <text:p>3.4537530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88cm" svg:y="3.563cm" style:legend-expansion="high" chart:style-name="ch2"/>
        <chart:plot-area chart:style-name="ch3" table:cell-range-address="Insertsort.B32:Insertsort.F36" chart:data-source-has-labels="both" svg:x="0.319cm" svg:y="0.18cm" svg:width="13.15cm" svg:height="8.646cm">
          <chartooo:coordinate-region svg:x="1.126cm" svg:y="0.354cm" svg:width="12.343cm" svg:height="7.878cm"/>
          <chart:axis chart:dimension="x" chart:name="primary-x" chart:style-name="ch4" chartooo:axis-type="auto">
            <chartooo:date-scale/>
            <chart:categories table:cell-range-address="Insertsort.B33:Insertsort.B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sertsort.C33:Insertsort.C36" chart:label-cell-address="Insertsort.C32:Insertsort.C32" chart:class="chart:bar">
            <chart:data-point chart:repeated="4"/>
          </chart:series>
          <chart:series chart:style-name="ch8" chart:values-cell-range-address="Insertsort.D33:Insertsort.D36" chart:label-cell-address="Insertsort.D32:Insertsort.D32" chart:class="chart:bar">
            <chart:data-point chart:repeated="4"/>
          </chart:series>
          <chart:series chart:style-name="ch9" chart:values-cell-range-address="Insertsort.E33:Insertsort.E36" chart:label-cell-address="Insertsort.E32:Insertsort.E32" chart:class="chart:bar">
            <chart:data-point chart:repeated="4"/>
          </chart:series>
          <chart:series chart:style-name="ch10" chart:values-cell-range-address="Insertsort.F33:Insertsort.F36" chart:label-cell-address="Insertsort.F32:Insertsort.F3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d. C.</text:p>
                <draw:g>
                  <svg:desc>Insertsort.C32:Insertsort.C32</svg:desc>
                </draw:g>
              </table:table-cell>
              <table:table-cell office:value-type="string">
                <text:p>Ord. D.</text:p>
                <draw:g>
                  <svg:desc>Insertsort.D32:Insertsort.D32</svg:desc>
                </draw:g>
              </table:table-cell>
              <table:table-cell office:value-type="string">
                <text:p>Ran. Nor.</text:p>
                <draw:g>
                  <svg:desc>Insertsort.E32:Insertsort.E32</svg:desc>
                </draw:g>
              </table:table-cell>
              <table:table-cell office:value-type="string">
                <text:p>Ran. Gig.</text:p>
                <draw:g>
                  <svg:desc>Insertsort.F32:Insertsort.F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5k</text:p>
                <draw:g>
                  <svg:desc>Insertsort.B33:Insertsort.B36</svg:desc>
                </draw:g>
              </table:table-cell>
              <table:table-cell office:value-type="float" office:value="0.0068411">
                <text:p>0.0068411</text:p>
                <draw:g>
                  <svg:desc>Insertsort.C33:Insertsort.C36</svg:desc>
                </draw:g>
              </table:table-cell>
              <table:table-cell office:value-type="float" office:value="0.8999867">
                <text:p>0.8999867</text:p>
                <draw:g>
                  <svg:desc>Insertsort.D33:Insertsort.D36</svg:desc>
                </draw:g>
              </table:table-cell>
              <table:table-cell office:value-type="float" office:value="0.6607149">
                <text:p>0.6607149</text:p>
                <draw:g>
                  <svg:desc>Insertsort.E33:Insertsort.E36</svg:desc>
                </draw:g>
              </table:table-cell>
              <table:table-cell office:value-type="float" office:value="0.6074886">
                <text:p>0.6074886</text:p>
                <draw:g>
                  <svg:desc>Insertsort.F33:Insertsort.F36</svg:desc>
                </draw:g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0.0115146">
                <text:p>0.0115146</text:p>
              </table:table-cell>
              <table:table-cell office:value-type="float" office:value="3.5430526">
                <text:p>3.5430526</text:p>
              </table:table-cell>
              <table:table-cell office:value-type="float" office:value="2.314635">
                <text:p>2.314635</text:p>
              </table:table-cell>
              <table:table-cell office:value-type="float" office:value="2.3129172">
                <text:p>2.3129172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0204647">
                <text:p>0.0204647</text:p>
              </table:table-cell>
              <table:table-cell office:value-type="float" office:value="14.1072156">
                <text:p>14.1072156</text:p>
              </table:table-cell>
              <table:table-cell office:value-type="float" office:value="9.4949236">
                <text:p>9.4949236</text:p>
              </table:table-cell>
              <table:table-cell office:value-type="float" office:value="9.4338657">
                <text:p>9.4338657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0.0909742">
                <text:p>0.0909742</text:p>
              </table:table-cell>
              <table:table-cell office:value-type="float" office:value="351.294729">
                <text:p>351.294729</text:p>
              </table:table-cell>
              <table:table-cell office:value-type="float" office:value="242.3502224">
                <text:p>242.3502224</text:p>
              </table:table-cell>
              <table:table-cell office:value-type="float" office:value="240.4533542">
                <text:p>240.45335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d9a8b4b4e538a85e0782bd6c2d430bafe58344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